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b742" officeooo:paragraph-rsid="0015b742"/>
    </style:style>
    <style:style style:name="P2" style:family="paragraph" style:parent-style-name="Standard">
      <style:text-properties officeooo:rsid="0015b742" officeooo:paragraph-rsid="002d8895"/>
    </style:style>
    <style:style style:name="P3" style:family="paragraph" style:parent-style-name="Standard">
      <style:text-properties officeooo:rsid="0015b742" officeooo:paragraph-rsid="0069f143"/>
    </style:style>
    <style:style style:name="P4" style:family="paragraph" style:parent-style-name="Standard">
      <style:text-properties fo:font-size="18pt" fo:font-weight="bold" officeooo:rsid="0015b742" officeooo:paragraph-rsid="0015b742" style:font-size-asian="18pt" style:font-weight-asian="bold" style:font-size-complex="18pt" style:font-weight-complex="bold"/>
    </style:style>
    <style:style style:name="P5" style:family="paragraph" style:parent-style-name="Standard">
      <style:text-properties officeooo:rsid="0019665d" officeooo:paragraph-rsid="002ce6d8"/>
    </style:style>
    <style:style style:name="P6" style:family="paragraph" style:parent-style-name="Standard">
      <style:text-properties fo:font-weight="bold" officeooo:rsid="00182e9e" officeooo:paragraph-rsid="00182e9e" style:font-weight-asian="bold" style:font-weight-complex="bold"/>
    </style:style>
    <style:style style:name="P7" style:family="paragraph" style:parent-style-name="Standard">
      <style:text-properties fo:font-weight="bold" officeooo:rsid="001f7193" officeooo:paragraph-rsid="001f7193" style:font-weight-asian="bold" style:font-weight-complex="bold"/>
    </style:style>
    <style:style style:name="P8" style:family="paragraph" style:parent-style-name="Standard">
      <style:text-properties fo:font-weight="bold" officeooo:rsid="006b3982" officeooo:paragraph-rsid="006b3982" style:font-weight-asian="bold" style:font-weight-complex="bold"/>
    </style:style>
    <style:style style:name="P9" style:family="paragraph" style:parent-style-name="Standard">
      <style:text-properties fo:font-weight="bold" officeooo:rsid="0093ecd1" officeooo:paragraph-rsid="010551c4" style:font-weight-asian="bold" style:font-weight-complex="bold"/>
    </style:style>
    <style:style style:name="P10" style:family="paragraph" style:parent-style-name="Standard">
      <style:text-properties fo:font-weight="bold" officeooo:rsid="00a59c68" officeooo:paragraph-rsid="00a59c68" fo:background-color="transparent" style:font-weight-asian="bold" style:font-weight-complex="bold"/>
    </style:style>
    <style:style style:name="P11" style:family="paragraph" style:parent-style-name="Standard">
      <style:text-properties officeooo:rsid="002b1cf4" officeooo:paragraph-rsid="002b1cf4"/>
    </style:style>
    <style:style style:name="P12" style:family="paragraph" style:parent-style-name="Standard">
      <style:text-properties officeooo:rsid="002ce6d8" officeooo:paragraph-rsid="0036c4c6"/>
    </style:style>
    <style:style style:name="P13" style:family="paragraph" style:parent-style-name="Standard">
      <style:text-properties officeooo:rsid="0032832a" officeooo:paragraph-rsid="0032832a"/>
    </style:style>
    <style:style style:name="P14" style:family="paragraph" style:parent-style-name="Standard">
      <style:text-properties officeooo:rsid="0032832a" officeooo:paragraph-rsid="00d04fdc"/>
    </style:style>
    <style:style style:name="P15" style:family="paragraph" style:parent-style-name="Standard">
      <style:text-properties officeooo:rsid="004304a7" officeooo:paragraph-rsid="004304a7"/>
    </style:style>
    <style:style style:name="P16" style:family="paragraph" style:parent-style-name="Standard">
      <style:text-properties officeooo:rsid="0062f55d" officeooo:paragraph-rsid="0062f55d"/>
    </style:style>
    <style:style style:name="P17" style:family="paragraph" style:parent-style-name="Standard">
      <style:text-properties officeooo:rsid="0069f143" officeooo:paragraph-rsid="0069f143"/>
    </style:style>
    <style:style style:name="P18" style:family="paragraph" style:parent-style-name="Standard">
      <style:text-properties officeooo:rsid="006b3982" officeooo:paragraph-rsid="006b3982"/>
    </style:style>
    <style:style style:name="P19" style:family="paragraph" style:parent-style-name="Standard">
      <style:text-properties officeooo:rsid="006da28e" officeooo:paragraph-rsid="006da28e"/>
    </style:style>
    <style:style style:name="P20" style:family="paragraph" style:parent-style-name="Standard">
      <style:text-properties officeooo:rsid="006f223f" officeooo:paragraph-rsid="006f3490"/>
    </style:style>
    <style:style style:name="P21" style:family="paragraph" style:parent-style-name="Standard">
      <style:text-properties officeooo:rsid="009194ca" officeooo:paragraph-rsid="009194ca"/>
    </style:style>
    <style:style style:name="P22" style:family="paragraph" style:parent-style-name="Standard">
      <style:text-properties officeooo:rsid="0062f55d" officeooo:paragraph-rsid="0062f55d" fo:background-color="transparent"/>
    </style:style>
    <style:style style:name="P23" style:family="paragraph" style:parent-style-name="Standard">
      <style:text-properties officeooo:rsid="00a59c68" officeooo:paragraph-rsid="00a59c68" fo:background-color="transparent"/>
    </style:style>
    <style:style style:name="P24" style:family="paragraph" style:parent-style-name="Standard">
      <style:text-properties officeooo:rsid="00b460a1" officeooo:paragraph-rsid="00b460a1" fo:background-color="transparent"/>
    </style:style>
    <style:style style:name="P25" style:family="paragraph" style:parent-style-name="Standard">
      <style:text-properties officeooo:rsid="00b460a1" officeooo:paragraph-rsid="00b8b9c3" fo:background-color="transparent"/>
    </style:style>
    <style:style style:name="P26" style:family="paragraph" style:parent-style-name="Standard">
      <style:text-properties officeooo:rsid="00b8b9c3" officeooo:paragraph-rsid="00b8b9c3" fo:background-color="transparent"/>
    </style:style>
    <style:style style:name="P27" style:family="paragraph" style:parent-style-name="Standard">
      <style:text-properties officeooo:rsid="00182e9e" officeooo:paragraph-rsid="00182e9e" fo:background-color="transparent"/>
    </style:style>
    <style:style style:name="P28" style:family="paragraph" style:parent-style-name="Standard">
      <style:text-properties officeooo:rsid="00182e9e" officeooo:paragraph-rsid="0026e0ab" fo:background-color="transparent"/>
    </style:style>
    <style:style style:name="P29" style:family="paragraph" style:parent-style-name="Standard">
      <style:text-properties officeooo:rsid="002ce6d8" officeooo:paragraph-rsid="0036c4c6" fo:background-color="transparent"/>
    </style:style>
    <style:style style:name="P30" style:family="paragraph" style:parent-style-name="Standard">
      <style:text-properties officeooo:rsid="002ce6d8" officeooo:paragraph-rsid="00dc7b23" fo:background-color="transparent"/>
    </style:style>
    <style:style style:name="P31" style:family="paragraph" style:parent-style-name="Standard">
      <style:text-properties officeooo:rsid="00fc5804" officeooo:paragraph-rsid="010191d8" fo:background-color="transparent"/>
    </style:style>
    <style:style style:name="P32" style:family="paragraph" style:parent-style-name="Standard">
      <style:text-properties officeooo:rsid="00fc5804" officeooo:paragraph-rsid="00b8b9c3" fo:background-color="transparent"/>
    </style:style>
    <style:style style:name="P33" style:family="paragraph" style:parent-style-name="Standard">
      <style:text-properties officeooo:rsid="010551c4" officeooo:paragraph-rsid="010551c4" fo:background-color="transparent"/>
    </style:style>
    <style:style style:name="P34" style:family="paragraph" style:parent-style-name="Standard">
      <style:text-properties officeooo:rsid="00a1aa9c" officeooo:paragraph-rsid="010551c4" fo:background-color="transparent"/>
    </style:style>
    <style:style style:name="P35" style:family="paragraph" style:parent-style-name="Standard">
      <style:text-properties officeooo:rsid="0093ecd1" officeooo:paragraph-rsid="010551c4" fo:background-color="transparent"/>
    </style:style>
    <style:style style:name="P36" style:family="paragraph" style:parent-style-name="Standard">
      <style:text-properties officeooo:rsid="010bcb27" officeooo:paragraph-rsid="010be43c" fo:background-color="transparent"/>
    </style:style>
    <style:style style:name="P37" style:family="paragraph" style:parent-style-name="Standard">
      <style:text-properties officeooo:rsid="010bcb27" officeooo:paragraph-rsid="0118339d" fo:background-color="transparent"/>
    </style:style>
    <style:style style:name="P38" style:family="paragraph" style:parent-style-name="Standard">
      <style:text-properties officeooo:rsid="010ed8aa" officeooo:paragraph-rsid="010ed8aa" fo:background-color="transparent"/>
    </style:style>
    <style:style style:name="P39" style:family="paragraph" style:parent-style-name="Standard">
      <style:text-properties officeooo:rsid="010ed8aa" officeooo:paragraph-rsid="012c9ccf" fo:background-color="transparent"/>
    </style:style>
    <style:style style:name="P40" style:family="paragraph" style:parent-style-name="Standard">
      <style:text-properties officeooo:rsid="0116579d" officeooo:paragraph-rsid="010be43c" fo:background-color="transparent"/>
    </style:style>
    <style:style style:name="P41" style:family="paragraph" style:parent-style-name="Standard">
      <style:text-properties officeooo:rsid="0117aa77" officeooo:paragraph-rsid="0117aa77" fo:background-color="transparent"/>
    </style:style>
    <style:style style:name="P42" style:family="paragraph" style:parent-style-name="Standard">
      <style:text-properties officeooo:rsid="0118339d" officeooo:paragraph-rsid="0118339d" fo:background-color="transparent"/>
    </style:style>
    <style:style style:name="P43" style:family="paragraph" style:parent-style-name="Standard">
      <style:text-properties officeooo:rsid="0118339d" officeooo:paragraph-rsid="0129c6b8" fo:background-color="transparent"/>
    </style:style>
    <style:style style:name="P44" style:family="paragraph" style:parent-style-name="Standard">
      <style:text-properties officeooo:rsid="0118339d" officeooo:paragraph-rsid="01342a42" fo:background-color="transparent"/>
    </style:style>
    <style:style style:name="P45" style:family="paragraph" style:parent-style-name="Standard">
      <style:text-properties officeooo:rsid="01190589" officeooo:paragraph-rsid="01505283" fo:background-color="transparent"/>
    </style:style>
    <style:style style:name="P46" style:family="paragraph" style:parent-style-name="Standard">
      <style:text-properties officeooo:rsid="014931fe" officeooo:paragraph-rsid="014931fe" fo:background-color="transparent"/>
    </style:style>
    <style:style style:name="P47" style:family="paragraph" style:parent-style-name="Standard">
      <style:text-properties officeooo:rsid="00d31fa5" officeooo:paragraph-rsid="00d31fa5"/>
    </style:style>
    <style:style style:name="P48" style:family="paragraph" style:parent-style-name="Standard">
      <style:text-properties officeooo:rsid="00d320dc" officeooo:paragraph-rsid="00d320dc"/>
    </style:style>
    <style:style style:name="P49" style:family="paragraph" style:parent-style-name="Standard">
      <style:text-properties officeooo:rsid="00d4a435" officeooo:paragraph-rsid="00d4a435"/>
    </style:style>
    <style:style style:name="P50" style:family="paragraph" style:parent-style-name="Standard">
      <style:text-properties officeooo:rsid="00da5900" officeooo:paragraph-rsid="00da5900"/>
    </style:style>
    <style:style style:name="P51" style:family="paragraph" style:parent-style-name="Standard">
      <style:text-properties officeooo:rsid="00db9287" officeooo:paragraph-rsid="00db9287"/>
    </style:style>
    <style:style style:name="P52" style:family="paragraph" style:parent-style-name="Standard">
      <style:text-properties officeooo:rsid="00e1a599" officeooo:paragraph-rsid="00861cc5"/>
    </style:style>
    <style:style style:name="P53" style:family="paragraph" style:parent-style-name="Standard">
      <style:text-properties fo:font-style="normal" officeooo:rsid="0016372f" officeooo:paragraph-rsid="0015b742" style:font-style-asian="normal" style:font-style-complex="normal"/>
    </style:style>
    <style:style style:name="P54" style:family="paragraph" style:parent-style-name="Standard">
      <style:text-properties fo:font-style="normal" officeooo:rsid="00182e9e" officeooo:paragraph-rsid="0015b742" style:font-style-asian="normal" style:font-style-complex="normal"/>
    </style:style>
    <style:style style:name="P55" style:family="paragraph" style:parent-style-name="Standard">
      <style:text-properties fo:font-style="normal" officeooo:rsid="0019665d" officeooo:paragraph-rsid="002ce6d8" style:font-style-asian="normal" style:font-style-complex="normal"/>
    </style:style>
    <style:style style:name="P56" style:family="paragraph" style:parent-style-name="Standard">
      <style:text-properties fo:font-style="normal" officeooo:rsid="002b1cf4" officeooo:paragraph-rsid="002ce6d8" style:font-style-asian="normal" style:font-style-complex="normal"/>
    </style:style>
    <style:style style:name="P57" style:family="paragraph" style:parent-style-name="Standard">
      <style:text-properties fo:font-style="normal" officeooo:rsid="0016372f" officeooo:paragraph-rsid="0015b742" fo:background-color="transparent" style:font-style-asian="normal" style:font-style-complex="normal"/>
    </style:style>
    <style:style style:name="P58" style:family="paragraph" style:parent-style-name="Standard">
      <style:text-properties fo:font-style="normal" officeooo:rsid="00182e9e" officeooo:paragraph-rsid="00182e9e" fo:background-color="transparent" style:font-style-asian="normal" style:font-style-complex="normal"/>
    </style:style>
    <style:style style:name="P59" style:family="paragraph" style:parent-style-name="Standard">
      <style:text-properties fo:font-style="normal" officeooo:rsid="0019665d" officeooo:paragraph-rsid="0026e0ab" fo:background-color="transparent" style:font-style-asian="normal" style:font-style-complex="normal"/>
    </style:style>
    <style:style style:name="P60" style:family="paragraph" style:parent-style-name="Standard">
      <style:text-properties fo:font-style="normal" fo:font-weight="bold" officeooo:rsid="00182e9e" officeooo:paragraph-rsid="00182e9e" fo:background-color="transparent" style:font-style-asian="normal" style:font-weight-asian="bold" style:font-style-complex="normal" style:font-weight-complex="bold"/>
    </style:style>
    <style:style style:name="P61" style:family="paragraph" style:parent-style-name="Standard">
      <style:text-properties officeooo:rsid="0037437b" officeooo:paragraph-rsid="00d04fdc"/>
    </style:style>
    <style:style style:name="P62" style:family="paragraph" style:parent-style-name="Standard">
      <style:text-properties officeooo:rsid="00a1aa9c" officeooo:paragraph-rsid="00db9287"/>
    </style:style>
    <style:style style:name="P63" style:family="paragraph" style:parent-style-name="Standard">
      <style:text-properties officeooo:rsid="0093ecd1" officeooo:paragraph-rsid="010551c4"/>
    </style:style>
    <style:style style:name="P64" style:family="paragraph" style:parent-style-name="Standard">
      <style:text-properties fo:color="#ce181e" officeooo:rsid="01070013" officeooo:paragraph-rsid="01070013" fo:background-color="transparent"/>
    </style:style>
    <style:style style:name="P65" style:family="paragraph" style:parent-style-name="Standard">
      <style:text-properties fo:color="#ce181e" officeooo:rsid="00b8b9c3" officeooo:paragraph-rsid="010bcb27" fo:background-color="transparent"/>
    </style:style>
    <style:style style:name="P66" style:family="paragraph" style:parent-style-name="Standard">
      <style:text-properties fo:color="#ce181e" officeooo:rsid="012c9ccf" officeooo:paragraph-rsid="014ced0f" fo:background-color="transparent"/>
    </style:style>
    <style:style style:name="P67" style:family="paragraph" style:parent-style-name="Standard">
      <style:text-properties fo:color="#000000" officeooo:rsid="01070013" officeooo:paragraph-rsid="01070013" fo:background-color="transparent"/>
    </style:style>
    <style:style style:name="P68" style:family="paragraph" style:parent-style-name="Standard">
      <style:text-properties fo:color="#000000" officeooo:rsid="01505283" officeooo:paragraph-rsid="01505283" fo:background-color="transparent"/>
    </style:style>
    <style:style style:name="P69"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38e1bc" officeooo:paragraph-rsid="0038e1bc"/>
    </style:style>
    <style:style style:name="P70" style:family="paragraph" style:parent-style-name="Standard">
      <loext:graphic-properties draw:fill="none"/>
      <style:paragraph-properties fo:margin-left="0cm" fo:margin-right="0cm" fo:text-indent="0cm" style:auto-text-indent="false" fo:background-color="transparent"/>
      <style:text-properties officeooo:rsid="003c353d" officeooo:paragraph-rsid="003c353d"/>
    </style:style>
    <style:style style:name="P71" style:family="paragraph" style:parent-style-name="Standard">
      <loext:graphic-properties draw:fill="none"/>
      <style:paragraph-properties fo:margin-left="0cm" fo:margin-right="0cm" fo:text-indent="0cm" style:auto-text-indent="false" fo:background-color="transparent"/>
      <style:text-properties officeooo:rsid="004304a7" officeooo:paragraph-rsid="004304a7"/>
    </style:style>
    <style:style style:name="P72" style:family="paragraph" style:parent-style-name="Standard">
      <style:text-properties officeooo:rsid="012c9ccf" officeooo:paragraph-rsid="01f7cb0c" fo:background-color="transparent"/>
    </style:style>
    <style:style style:name="P73" style:family="paragraph" style:parent-style-name="Standard">
      <style:text-properties officeooo:rsid="010bcb27" officeooo:paragraph-rsid="0118339d" fo:background-color="transparent"/>
    </style:style>
    <style:style style:name="P74" style:family="paragraph" style:parent-style-name="Standard">
      <style:text-properties officeooo:rsid="01190589" officeooo:paragraph-rsid="0162e3e0" fo:background-color="transparent"/>
    </style:style>
    <style:style style:name="P75" style:family="paragraph" style:parent-style-name="Standard">
      <style:text-properties officeooo:rsid="0118339d" officeooo:paragraph-rsid="01342a42" fo:background-color="transparent"/>
    </style:style>
    <style:style style:name="P76" style:family="paragraph" style:parent-style-name="Standard">
      <style:text-properties officeooo:rsid="0118339d" officeooo:paragraph-rsid="018849bb" fo:background-color="transparent"/>
    </style:style>
    <style:style style:name="P77" style:family="paragraph" style:parent-style-name="Standard">
      <style:text-properties officeooo:rsid="0118339d" officeooo:paragraph-rsid="01848543" fo:background-color="transparent"/>
    </style:style>
    <style:style style:name="P78" style:family="paragraph" style:parent-style-name="Standard">
      <style:text-properties officeooo:rsid="016790e7" officeooo:paragraph-rsid="016790e7" fo:background-color="transparent"/>
    </style:style>
    <style:style style:name="P79" style:family="paragraph" style:parent-style-name="Standard">
      <style:text-properties officeooo:rsid="0169643d" officeooo:paragraph-rsid="0169643d" fo:background-color="transparent"/>
    </style:style>
    <style:style style:name="P80" style:family="paragraph" style:parent-style-name="Standard">
      <style:text-properties officeooo:rsid="016daaea" officeooo:paragraph-rsid="016eece9" fo:background-color="transparent"/>
    </style:style>
    <style:style style:name="P81" style:family="paragraph" style:parent-style-name="Standard">
      <style:text-properties officeooo:rsid="017696bb" officeooo:paragraph-rsid="017696bb" fo:background-color="transparent"/>
    </style:style>
    <style:style style:name="P82" style:family="paragraph" style:parent-style-name="Standard">
      <style:text-properties officeooo:rsid="01776223" officeooo:paragraph-rsid="018318a9" fo:background-color="transparent"/>
    </style:style>
    <style:style style:name="P83" style:family="paragraph" style:parent-style-name="Standard">
      <style:text-properties officeooo:rsid="01794bf4" officeooo:paragraph-rsid="01794bf4" fo:background-color="transparent"/>
    </style:style>
    <style:style style:name="P84" style:family="paragraph" style:parent-style-name="Standard">
      <style:text-properties officeooo:rsid="01848543" officeooo:paragraph-rsid="01848543" fo:background-color="transparent"/>
    </style:style>
    <style:style style:name="P85" style:family="paragraph" style:parent-style-name="Standard">
      <style:text-properties officeooo:rsid="018849bb" officeooo:paragraph-rsid="0198429e" fo:background-color="transparent"/>
    </style:style>
    <style:style style:name="P86" style:family="paragraph" style:parent-style-name="Standard">
      <style:text-properties officeooo:rsid="0163c183" officeooo:paragraph-rsid="01643b1b" fo:background-color="transparent"/>
    </style:style>
    <style:style style:name="P87" style:family="paragraph" style:parent-style-name="Standard">
      <style:text-properties officeooo:rsid="0198429e" officeooo:paragraph-rsid="0198429e" fo:background-color="transparent"/>
    </style:style>
    <style:style style:name="P88" style:family="paragraph" style:parent-style-name="Standard">
      <style:text-properties officeooo:rsid="019a1454" officeooo:paragraph-rsid="019a1454" fo:background-color="transparent"/>
    </style:style>
    <style:style style:name="P89" style:family="paragraph" style:parent-style-name="Standard">
      <style:text-properties officeooo:rsid="019adad0" officeooo:paragraph-rsid="019adad0" fo:background-color="transparent"/>
    </style:style>
    <style:style style:name="P90" style:family="paragraph" style:parent-style-name="Standard">
      <style:text-properties officeooo:rsid="019c78ba" officeooo:paragraph-rsid="019c78ba" fo:background-color="transparent"/>
    </style:style>
    <style:style style:name="P91" style:family="paragraph" style:parent-style-name="Standard">
      <style:text-properties officeooo:rsid="01b349d7" officeooo:paragraph-rsid="01b349d7" fo:background-color="transparent"/>
    </style:style>
    <style:style style:name="P92" style:family="paragraph" style:parent-style-name="Standard">
      <style:text-properties officeooo:rsid="01c1ceb6" officeooo:paragraph-rsid="01c1ceb6" fo:background-color="transparent"/>
    </style:style>
    <style:style style:name="P93" style:family="paragraph" style:parent-style-name="Standard">
      <style:text-properties officeooo:rsid="01c5284a" officeooo:paragraph-rsid="01c5284a" fo:background-color="transparent"/>
    </style:style>
    <style:style style:name="P94" style:family="paragraph" style:parent-style-name="Standard">
      <style:text-properties officeooo:rsid="01c6ced3" officeooo:paragraph-rsid="01c6ced3" fo:background-color="transparent"/>
    </style:style>
    <style:style style:name="P95" style:family="paragraph" style:parent-style-name="Standard">
      <style:text-properties officeooo:rsid="010ed8aa" officeooo:paragraph-rsid="010ed8aa" fo:background-color="transparent"/>
    </style:style>
    <style:style style:name="P96" style:family="paragraph" style:parent-style-name="Standard">
      <style:text-properties officeooo:rsid="01eb76ea" officeooo:paragraph-rsid="01eb76ea" fo:background-color="transparent"/>
    </style:style>
    <style:style style:name="P97" style:family="paragraph" style:parent-style-name="Standard">
      <style:text-properties officeooo:rsid="01ecd3fe" officeooo:paragraph-rsid="01ecd3fe" fo:background-color="transparent"/>
    </style:style>
    <style:style style:name="P98" style:family="paragraph" style:parent-style-name="Standard">
      <style:text-properties officeooo:rsid="00b8b9c3" officeooo:paragraph-rsid="00b460a1" fo:background-color="transparent"/>
    </style:style>
    <style:style style:name="P99" style:family="paragraph" style:parent-style-name="Standard">
      <style:text-properties officeooo:rsid="00b8b9c3" officeooo:paragraph-rsid="00b8b9c3" fo:background-color="transparent"/>
    </style:style>
    <style:style style:name="P100" style:family="paragraph" style:parent-style-name="Standard">
      <style:text-properties officeooo:rsid="01fbfe61" officeooo:paragraph-rsid="01fbfe61" fo:background-color="transparent"/>
    </style:style>
    <style:style style:name="P101" style:family="paragraph" style:parent-style-name="Standard">
      <style:text-properties fo:color="#000000" officeooo:rsid="01070013" officeooo:paragraph-rsid="01070013" fo:background-color="transparent"/>
    </style:style>
    <style:style style:name="P102" style:family="paragraph" style:parent-style-name="Standard">
      <style:text-properties fo:color="#000000" officeooo:rsid="013f79f4" officeooo:paragraph-rsid="018c1707" fo:background-color="transparent"/>
    </style:style>
    <style:style style:name="P103" style:family="paragraph" style:parent-style-name="Standard">
      <style:text-properties fo:color="#000000" officeooo:rsid="0163c183" officeooo:paragraph-rsid="013f79f4" fo:background-color="transparent"/>
    </style:style>
    <style:style style:name="P104" style:family="paragraph" style:parent-style-name="Standard">
      <style:text-properties fo:color="#000000" officeooo:rsid="01643b1b" officeooo:paragraph-rsid="01643b1b" fo:background-color="transparent"/>
    </style:style>
    <style:style style:name="P105" style:family="paragraph" style:parent-style-name="Standard">
      <style:text-properties fo:color="#000000" officeooo:rsid="01643b1b" officeooo:paragraph-rsid="018849bb" fo:background-color="transparent"/>
    </style:style>
    <style:style style:name="P106" style:family="paragraph" style:parent-style-name="Standard">
      <style:text-properties fo:color="#000000" officeooo:rsid="01643b1b" officeooo:paragraph-rsid="01959a8b" fo:background-color="transparent"/>
    </style:style>
    <style:style style:name="P107" style:family="paragraph" style:parent-style-name="Standard">
      <style:text-properties fo:color="#000000" officeooo:rsid="01643b1b" officeooo:paragraph-rsid="019bfea3" fo:background-color="transparent"/>
    </style:style>
    <style:style style:name="P108" style:family="paragraph" style:parent-style-name="Standard">
      <style:text-properties fo:color="#000000" officeooo:rsid="019adad0" officeooo:paragraph-rsid="019adad0" fo:background-color="transparent"/>
    </style:style>
    <style:style style:name="P109" style:family="paragraph" style:parent-style-name="Standard">
      <style:text-properties fo:color="#000000" officeooo:rsid="01190589" officeooo:paragraph-rsid="01f7f350" fo:background-color="transparent"/>
    </style:style>
    <style:style style:name="P110" style:family="paragraph" style:parent-style-name="Standard">
      <style:text-properties fo:color="#000000" fo:font-weight="bold" officeooo:rsid="01643b1b" officeooo:paragraph-rsid="019bfea3" fo:background-color="transparent" style:font-weight-asian="bold" style:font-weight-complex="bold"/>
    </style:style>
    <style:style style:name="P111" style:family="paragraph" style:parent-style-name="Standard">
      <style:text-properties fo:color="#000000" fo:font-weight="bold" officeooo:rsid="01f7f350" officeooo:paragraph-rsid="01f7f350" fo:background-color="transparent" style:font-weight-asian="bold" style:font-weight-complex="bold"/>
    </style:style>
    <style:style style:name="P112" style:family="paragraph" style:parent-style-name="Standard">
      <style:text-properties fo:font-weight="bold" officeooo:rsid="0165fe05" officeooo:paragraph-rsid="018849bb" fo:background-color="transparent" style:font-weight-asian="bold" style:font-weight-complex="bold"/>
    </style:style>
    <style:style style:name="P113" style:family="paragraph" style:parent-style-name="Standard">
      <style:text-properties fo:font-weight="bold" officeooo:rsid="019adad0" officeooo:paragraph-rsid="019adad0" fo:background-color="transparent" style:font-weight-asian="bold" style:font-weight-complex="bold"/>
    </style:style>
    <style:style style:name="P114" style:family="paragraph" style:parent-style-name="Standard">
      <style:text-properties officeooo:rsid="0032832a" officeooo:paragraph-rsid="00d04fdc"/>
    </style:style>
    <style:style style:name="T1" style:family="text">
      <style:text-properties fo:font-style="italic" style:font-style-asian="italic" style:font-style-complex="italic"/>
    </style:style>
    <style:style style:name="T2" style:family="text">
      <style:text-properties fo:font-style="italic" officeooo:rsid="0016372f" style:font-style-asian="italic" style:font-style-complex="italic"/>
    </style:style>
    <style:style style:name="T3" style:family="text">
      <style:text-properties fo:font-style="italic" officeooo:rsid="0030e654" style:font-style-asian="italic" style:font-style-complex="italic"/>
    </style:style>
    <style:style style:name="T4" style:family="text">
      <style:text-properties fo:font-style="italic" officeooo:rsid="00ba69b3" style:font-style-asian="italic" style:font-style-complex="italic"/>
    </style:style>
    <style:style style:name="T5" style:family="text">
      <style:text-properties fo:font-style="italic" officeooo:rsid="00b567b5" style:font-style-asian="italic" style:font-style-complex="italic"/>
    </style:style>
    <style:style style:name="T6" style:family="text">
      <style:text-properties fo:font-style="italic" officeooo:rsid="00d04fdc" style:font-style-asian="italic" style:font-style-complex="italic"/>
    </style:style>
    <style:style style:name="T7" style:family="text">
      <style:text-properties fo:font-style="italic" officeooo:rsid="01231b56" style:font-style-asian="italic" style:font-style-complex="italic"/>
    </style:style>
    <style:style style:name="T8" style:family="text">
      <style:text-properties fo:font-style="italic" officeooo:rsid="012c9ccf" style:font-style-asian="italic" style:font-style-complex="italic"/>
    </style:style>
    <style:style style:name="T9" style:family="text">
      <style:text-properties fo:font-style="italic" officeooo:rsid="015cf747" style:font-style-asian="italic" style:font-style-complex="italic"/>
    </style:style>
    <style:style style:name="T10" style:family="text">
      <style:text-properties fo:font-style="italic" officeooo:rsid="0198429e" style:font-style-asian="italic" style:font-style-complex="italic"/>
    </style:style>
    <style:style style:name="T11" style:family="text">
      <style:text-properties fo:font-style="italic" officeooo:rsid="016daaea" style:font-style-asian="italic" style:font-style-complex="italic"/>
    </style:style>
    <style:style style:name="T12" style:family="text">
      <style:text-properties fo:font-style="italic" officeooo:rsid="01639142" style:font-style-asian="italic" style:font-style-complex="italic"/>
    </style:style>
    <style:style style:name="T13" style:family="text">
      <style:text-properties fo:font-style="italic" officeooo:rsid="01bfbee2"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6372f" style:font-style-asian="normal" style:font-style-complex="normal"/>
    </style:style>
    <style:style style:name="T16" style:family="text">
      <style:text-properties fo:font-style="normal" officeooo:rsid="00182e9e" style:font-style-asian="normal" style:font-style-complex="normal"/>
    </style:style>
    <style:style style:name="T17" style:family="text">
      <style:text-properties fo:font-style="normal" officeooo:rsid="0019665d" style:font-style-asian="normal" style:font-style-complex="normal"/>
    </style:style>
    <style:style style:name="T18" style:family="text">
      <style:text-properties fo:font-style="normal" officeooo:rsid="001992ee" style:font-style-asian="normal" style:font-style-complex="normal"/>
    </style:style>
    <style:style style:name="T19" style:family="text">
      <style:text-properties fo:font-style="normal" officeooo:rsid="001ab6f5" style:font-style-asian="normal" style:font-style-complex="normal"/>
    </style:style>
    <style:style style:name="T20" style:family="text">
      <style:text-properties fo:font-style="normal" officeooo:rsid="001b94d6" style:font-style-asian="normal" style:font-style-complex="normal"/>
    </style:style>
    <style:style style:name="T21" style:family="text">
      <style:text-properties fo:font-style="normal" officeooo:rsid="00234903" style:font-style-asian="normal" style:font-style-complex="normal"/>
    </style:style>
    <style:style style:name="T22" style:family="text">
      <style:text-properties fo:font-style="normal" officeooo:rsid="0024e484" style:font-style-asian="normal" style:font-style-complex="normal"/>
    </style:style>
    <style:style style:name="T23" style:family="text">
      <style:text-properties fo:font-style="normal" officeooo:rsid="0026e0ab" style:font-style-asian="normal" style:font-style-complex="normal"/>
    </style:style>
    <style:style style:name="T24" style:family="text">
      <style:text-properties fo:font-style="normal" officeooo:rsid="00285693" style:font-style-asian="normal" style:font-style-complex="normal"/>
    </style:style>
    <style:style style:name="T25" style:family="text">
      <style:text-properties fo:font-style="normal" officeooo:rsid="002a0e07" style:font-style-asian="normal" style:font-style-complex="normal"/>
    </style:style>
    <style:style style:name="T26" style:family="text">
      <style:text-properties fo:font-style="normal" officeooo:rsid="002ab7ff" style:font-style-asian="normal" style:font-style-complex="normal"/>
    </style:style>
    <style:style style:name="T27" style:family="text">
      <style:text-properties fo:font-style="normal" officeooo:rsid="002b1cf4" style:font-style-asian="normal" style:font-style-complex="normal"/>
    </style:style>
    <style:style style:name="T28" style:family="text">
      <style:text-properties fo:font-style="normal" officeooo:rsid="003175cd" style:font-style-asian="normal" style:font-style-complex="normal"/>
    </style:style>
    <style:style style:name="T29" style:family="text">
      <style:text-properties fo:font-style="normal" officeooo:rsid="00557c81" style:font-style-asian="normal" style:font-style-complex="normal"/>
    </style:style>
    <style:style style:name="T30" style:family="text">
      <style:text-properties fo:font-style="normal" officeooo:rsid="00568947" style:font-style-asian="normal" style:font-style-complex="normal"/>
    </style:style>
    <style:style style:name="T31" style:family="text">
      <style:text-properties fo:font-style="normal" officeooo:rsid="00649bbf" style:font-style-asian="normal" style:font-style-complex="normal"/>
    </style:style>
    <style:style style:name="T32" style:family="text">
      <style:text-properties fo:font-style="normal" officeooo:rsid="006b3982" style:font-style-asian="normal" style:font-style-complex="normal"/>
    </style:style>
    <style:style style:name="T33" style:family="text">
      <style:text-properties fo:font-style="normal" officeooo:rsid="0086402d" style:font-style-asian="normal" style:font-style-complex="normal"/>
    </style:style>
    <style:style style:name="T34" style:family="text">
      <style:text-properties fo:font-style="normal" officeooo:rsid="0086f793" style:font-style-asian="normal" style:font-style-complex="normal"/>
    </style:style>
    <style:style style:name="T35" style:family="text">
      <style:text-properties fo:font-style="normal" officeooo:rsid="008868e7" style:font-style-asian="normal" style:font-style-complex="normal"/>
    </style:style>
    <style:style style:name="T36" style:family="text">
      <style:text-properties fo:font-style="normal" officeooo:rsid="008a3e49" style:font-style-asian="normal" style:font-style-complex="normal"/>
    </style:style>
    <style:style style:name="T37" style:family="text">
      <style:text-properties fo:font-style="normal" officeooo:rsid="008ace56" style:font-style-asian="normal" style:font-style-complex="normal"/>
    </style:style>
    <style:style style:name="T38" style:family="text">
      <style:text-properties fo:font-style="normal" officeooo:rsid="008b7712" style:font-style-asian="normal" style:font-style-complex="normal"/>
    </style:style>
    <style:style style:name="T39" style:family="text">
      <style:text-properties fo:font-style="normal" officeooo:rsid="008c420e"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6adb42" style:font-style-asian="normal" style:font-weight-asian="bold" style:font-style-complex="normal" style:font-weight-complex="bold"/>
    </style:style>
    <style:style style:name="T42" style:family="text">
      <style:text-properties fo:font-style="normal" style:text-underline-style="none" officeooo:rsid="0069f143" style:font-style-asian="normal" style:font-style-complex="normal"/>
    </style:style>
    <style:style style:name="T43" style:family="text">
      <style:text-properties fo:font-style="normal" officeooo:rsid="008868e7" fo:background-color="#fff200" loext:char-shading-value="0" style:font-style-asian="normal" style:font-style-complex="normal"/>
    </style:style>
    <style:style style:name="T44" style:family="text">
      <style:text-properties fo:font-style="normal" fo:background-color="transparent" loext:char-shading-value="0" style:font-style-asian="normal" style:font-style-complex="normal"/>
    </style:style>
    <style:style style:name="T45" style:family="text">
      <style:text-properties fo:font-style="normal" officeooo:rsid="002a0e07" fo:background-color="transparent" loext:char-shading-value="0" style:font-style-asian="normal" style:font-style-complex="normal"/>
    </style:style>
    <style:style style:name="T46" style:family="text">
      <style:text-properties officeooo:rsid="002ce6d8"/>
    </style:style>
    <style:style style:name="T47" style:family="text">
      <style:text-properties officeooo:rsid="0030e654"/>
    </style:style>
    <style:style style:name="T48" style:family="text">
      <style:text-properties officeooo:rsid="0032b078"/>
    </style:style>
    <style:style style:name="T49" style:family="text">
      <style:text-properties officeooo:rsid="00359590"/>
    </style:style>
    <style:style style:name="T50" style:family="text">
      <style:text-properties officeooo:rsid="0035a310"/>
    </style:style>
    <style:style style:name="T51" style:family="text">
      <style:text-properties officeooo:rsid="00363312"/>
    </style:style>
    <style:style style:name="T52" style:family="text">
      <style:text-properties officeooo:rsid="0036c4c6"/>
    </style:style>
    <style:style style:name="T53" style:family="text">
      <style:text-properties officeooo:rsid="0037437b"/>
    </style:style>
    <style:style style:name="T54" style:family="text">
      <style:text-properties officeooo:rsid="00397751"/>
    </style:style>
    <style:style style:name="T55" style:family="text">
      <style:text-properties officeooo:rsid="0039dad3"/>
    </style:style>
    <style:style style:name="T56" style:family="text">
      <style:text-properties officeooo:rsid="003d96dd"/>
    </style:style>
    <style:style style:name="T57" style:family="text">
      <style:text-properties officeooo:rsid="0040a380"/>
    </style:style>
    <style:style style:name="T58" style:family="text">
      <style:text-properties officeooo:rsid="00459ed4"/>
    </style:style>
    <style:style style:name="T59" style:family="text">
      <style:text-properties officeooo:rsid="0046e7c6"/>
    </style:style>
    <style:style style:name="T60" style:family="text">
      <style:text-properties officeooo:rsid="00578eb0"/>
    </style:style>
    <style:style style:name="T61" style:family="text">
      <style:text-properties officeooo:rsid="00684bcc"/>
    </style:style>
    <style:style style:name="T62" style:family="text">
      <style:text-properties officeooo:rsid="006f3490"/>
    </style:style>
    <style:style style:name="T63" style:family="text">
      <style:text-properties officeooo:rsid="0072bd4c"/>
    </style:style>
    <style:style style:name="T64" style:family="text">
      <style:text-properties officeooo:rsid="0072f2bb"/>
    </style:style>
    <style:style style:name="T65" style:family="text">
      <style:text-properties officeooo:rsid="0075f403"/>
    </style:style>
    <style:style style:name="T66" style:family="text">
      <style:text-properties officeooo:rsid="007ff2ef"/>
    </style:style>
    <style:style style:name="T67" style:family="text">
      <style:text-properties officeooo:rsid="0082448d"/>
    </style:style>
    <style:style style:name="T68" style:family="text">
      <style:text-properties officeooo:rsid="0083f633"/>
    </style:style>
    <style:style style:name="T69" style:family="text">
      <style:text-properties officeooo:rsid="008d7d05"/>
    </style:style>
    <style:style style:name="T70" style:family="text">
      <style:text-properties officeooo:rsid="008d7e50"/>
    </style:style>
    <style:style style:name="T71" style:family="text">
      <style:text-properties officeooo:rsid="008df984"/>
    </style:style>
    <style:style style:name="T72" style:family="text">
      <style:text-properties officeooo:rsid="00908e03"/>
    </style:style>
    <style:style style:name="T73" style:family="text">
      <style:text-properties officeooo:rsid="00a01939"/>
    </style:style>
    <style:style style:name="T74" style:family="text">
      <style:text-properties officeooo:rsid="00a0b36b"/>
    </style:style>
    <style:style style:name="T75" style:family="text">
      <style:text-properties officeooo:rsid="00a1aa9c"/>
    </style:style>
    <style:style style:name="T76" style:family="text">
      <style:text-properties fo:background-color="#fff200" loext:char-shading-value="0"/>
    </style:style>
    <style:style style:name="T77" style:family="text">
      <style:text-properties officeooo:rsid="0119d738" fo:background-color="#fff200" loext:char-shading-value="0"/>
    </style:style>
    <style:style style:name="T78" style:family="text">
      <style:text-properties fo:background-color="#fff200" loext:char-shading-value="0"/>
    </style:style>
    <style:style style:name="T79" style:family="text">
      <style:text-properties officeooo:rsid="016daaea" fo:background-color="#fff200" loext:char-shading-value="0"/>
    </style:style>
    <style:style style:name="T80" style:family="text">
      <style:text-properties officeooo:rsid="016eece9" fo:background-color="#fff200" loext:char-shading-value="0"/>
    </style:style>
    <style:style style:name="T81" style:family="text">
      <style:text-properties officeooo:rsid="0191cfb3" fo:background-color="#fff200" loext:char-shading-value="0"/>
    </style:style>
    <style:style style:name="T82" style:family="text">
      <style:text-properties officeooo:rsid="01862ca5" fo:background-color="#fff200" loext:char-shading-value="0"/>
    </style:style>
    <style:style style:name="T83" style:family="text">
      <style:text-properties officeooo:rsid="00dc7b23" fo:background-color="#fff200" loext:char-shading-value="0"/>
    </style:style>
    <style:style style:name="T84" style:family="text">
      <style:text-properties officeooo:rsid="0062f55d" fo:background-color="transparent" loext:char-shading-value="0"/>
    </style:style>
    <style:style style:name="T85" style:family="text">
      <style:text-properties officeooo:rsid="006d050a" fo:background-color="transparent" loext:char-shading-value="0"/>
    </style:style>
    <style:style style:name="T86" style:family="text">
      <style:text-properties officeooo:rsid="00a01939" fo:background-color="transparent" loext:char-shading-value="0"/>
    </style:style>
    <style:style style:name="T87" style:family="text">
      <style:text-properties officeooo:rsid="00a1aa9c" fo:background-color="transparent" loext:char-shading-value="0"/>
    </style:style>
    <style:style style:name="T88" style:family="text">
      <style:text-properties officeooo:rsid="00a68191"/>
    </style:style>
    <style:style style:name="T89" style:family="text">
      <style:text-properties officeooo:rsid="00aaa404"/>
    </style:style>
    <style:style style:name="T90" style:family="text">
      <style:text-properties officeooo:rsid="00aca0cd"/>
    </style:style>
    <style:style style:name="T91" style:family="text">
      <style:text-properties officeooo:rsid="00b2669c"/>
    </style:style>
    <style:style style:name="T92" style:family="text">
      <style:text-properties officeooo:rsid="00b567b5"/>
    </style:style>
    <style:style style:name="T93" style:family="text">
      <style:text-properties officeooo:rsid="00b8b9c3"/>
    </style:style>
    <style:style style:name="T94" style:family="text">
      <style:text-properties officeooo:rsid="00ba69b3"/>
    </style:style>
    <style:style style:name="T95" style:family="text">
      <style:text-properties officeooo:rsid="00c6b27f"/>
    </style:style>
    <style:style style:name="T96" style:family="text">
      <style:text-properties officeooo:rsid="00cf2edd"/>
    </style:style>
    <style:style style:name="T97" style:family="text">
      <style:text-properties officeooo:rsid="00d04fdc"/>
    </style:style>
    <style:style style:name="T98" style:family="text">
      <style:text-properties officeooo:rsid="00d320dc"/>
    </style:style>
    <style:style style:name="T99" style:family="text">
      <style:text-properties officeooo:rsid="00d4a435"/>
    </style:style>
    <style:style style:name="T100" style:family="text">
      <style:text-properties officeooo:rsid="00d68223"/>
    </style:style>
    <style:style style:name="T101" style:family="text">
      <style:text-properties officeooo:rsid="00d73a5f"/>
    </style:style>
    <style:style style:name="T102" style:family="text">
      <style:text-properties officeooo:rsid="00d9b351"/>
    </style:style>
    <style:style style:name="T103" style:family="text">
      <style:text-properties officeooo:rsid="00da5900"/>
    </style:style>
    <style:style style:name="T104" style:family="text">
      <style:text-properties officeooo:rsid="00dc7b23"/>
    </style:style>
    <style:style style:name="T105" style:family="text">
      <style:text-properties officeooo:rsid="00ddf4d1"/>
    </style:style>
    <style:style style:name="T106" style:family="text">
      <style:text-properties officeooo:rsid="00def742"/>
    </style:style>
    <style:style style:name="T107" style:family="text">
      <style:text-properties officeooo:rsid="00e8b6a2"/>
    </style:style>
    <style:style style:name="T108" style:family="text">
      <style:text-properties officeooo:rsid="00ead0ae"/>
    </style:style>
    <style:style style:name="T109" style:family="text">
      <style:text-properties officeooo:rsid="00f96ccb"/>
    </style:style>
    <style:style style:name="T110" style:family="text">
      <style:text-properties officeooo:rsid="00fda23d"/>
    </style:style>
    <style:style style:name="T111" style:family="text">
      <style:text-properties officeooo:rsid="00fe1a8d"/>
    </style:style>
    <style:style style:name="T112" style:family="text">
      <style:text-properties officeooo:rsid="00b460a1"/>
    </style:style>
    <style:style style:name="T113" style:family="text">
      <style:text-properties officeooo:rsid="01070013"/>
    </style:style>
    <style:style style:name="T114" style:family="text">
      <style:text-properties officeooo:rsid="010a471b"/>
    </style:style>
    <style:style style:name="T115" style:family="text">
      <style:text-properties officeooo:rsid="010be43c"/>
    </style:style>
    <style:style style:name="T116" style:family="text">
      <style:text-properties officeooo:rsid="01107f36"/>
    </style:style>
    <style:style style:name="T117" style:family="text">
      <style:text-properties officeooo:rsid="0112f48b"/>
    </style:style>
    <style:style style:name="T118" style:family="text">
      <style:text-properties officeooo:rsid="0117aa77"/>
    </style:style>
    <style:style style:name="T119" style:family="text">
      <style:text-properties officeooo:rsid="0118339d"/>
    </style:style>
    <style:style style:name="T120" style:family="text">
      <style:text-properties officeooo:rsid="0118ba15"/>
    </style:style>
    <style:style style:name="T121" style:family="text">
      <style:text-properties officeooo:rsid="0119d738"/>
    </style:style>
    <style:style style:name="T122" style:family="text">
      <style:text-properties officeooo:rsid="011de14a"/>
    </style:style>
    <style:style style:name="T123" style:family="text">
      <style:text-properties officeooo:rsid="01231b56"/>
    </style:style>
    <style:style style:name="T124" style:family="text">
      <style:text-properties officeooo:rsid="01246d3f"/>
    </style:style>
    <style:style style:name="T125" style:family="text">
      <style:text-properties officeooo:rsid="012c9ccf"/>
    </style:style>
    <style:style style:name="T126" style:family="text">
      <style:text-properties officeooo:rsid="01342a42"/>
    </style:style>
    <style:style style:name="T127" style:family="text">
      <style:text-properties officeooo:rsid="0135ab24"/>
    </style:style>
    <style:style style:name="T128" style:family="text">
      <style:text-properties officeooo:rsid="0136c562"/>
    </style:style>
    <style:style style:name="T129" style:family="text">
      <style:text-properties officeooo:rsid="013b4594"/>
    </style:style>
    <style:style style:name="T130" style:family="text">
      <style:text-properties officeooo:rsid="0146b64a"/>
    </style:style>
    <style:style style:name="T131" style:family="text">
      <style:text-properties fo:color="#000000" fo:font-weight="bold" style:font-weight-asian="bold" style:font-weight-complex="bold"/>
    </style:style>
    <style:style style:name="T132" style:family="text">
      <style:text-properties fo:color="#000000" fo:font-weight="bold" officeooo:rsid="014aae48" style:font-weight-asian="bold" style:font-weight-complex="bold"/>
    </style:style>
    <style:style style:name="T133" style:family="text">
      <style:text-properties officeooo:rsid="015cf747"/>
    </style:style>
    <style:style style:name="T134" style:family="text">
      <style:text-properties officeooo:rsid="015f4904"/>
    </style:style>
    <style:style style:name="T135" style:family="text">
      <style:text-properties officeooo:rsid="015fe9f1"/>
    </style:style>
    <style:style style:name="T136" style:family="text">
      <style:text-properties officeooo:rsid="0162e3e0"/>
    </style:style>
    <style:style style:name="T137" style:family="text">
      <style:text-properties officeooo:rsid="01639142"/>
    </style:style>
    <style:style style:name="T138" style:family="text">
      <style:text-properties officeooo:rsid="01643b1b"/>
    </style:style>
    <style:style style:name="T139" style:family="text">
      <style:text-properties officeooo:rsid="016aa425"/>
    </style:style>
    <style:style style:name="T140" style:family="text">
      <style:text-properties officeooo:rsid="016ab7f7"/>
    </style:style>
    <style:style style:name="T141" style:family="text">
      <style:text-properties officeooo:rsid="016b69be"/>
    </style:style>
    <style:style style:name="T142" style:family="text">
      <style:text-properties officeooo:rsid="016c10f3"/>
    </style:style>
    <style:style style:name="T143" style:family="text">
      <style:text-properties officeooo:rsid="016daaea"/>
    </style:style>
    <style:style style:name="T144" style:family="text">
      <style:text-properties officeooo:rsid="016e8470"/>
    </style:style>
    <style:style style:name="T145" style:family="text">
      <style:text-properties officeooo:rsid="016eece9"/>
    </style:style>
    <style:style style:name="T146" style:family="text">
      <style:text-properties officeooo:rsid="0172c2e6"/>
    </style:style>
    <style:style style:name="T147" style:family="text">
      <style:text-properties officeooo:rsid="017499e0"/>
    </style:style>
    <style:style style:name="T148" style:family="text">
      <style:text-properties officeooo:rsid="017678e3"/>
    </style:style>
    <style:style style:name="T149" style:family="text">
      <style:text-properties officeooo:rsid="017696bb"/>
    </style:style>
    <style:style style:name="T150" style:family="text">
      <style:text-properties officeooo:rsid="017eadb9"/>
    </style:style>
    <style:style style:name="T151" style:family="text">
      <style:text-properties officeooo:rsid="018318a9"/>
    </style:style>
    <style:style style:name="T152" style:family="text">
      <style:text-properties officeooo:rsid="01862ca5"/>
    </style:style>
    <style:style style:name="T153" style:family="text">
      <style:text-properties officeooo:rsid="0188d0ef"/>
    </style:style>
    <style:style style:name="T154" style:family="text">
      <style:text-properties officeooo:rsid="0189b776"/>
    </style:style>
    <style:style style:name="T155" style:family="text">
      <style:text-properties officeooo:rsid="018e6835"/>
    </style:style>
    <style:style style:name="T156" style:family="text">
      <style:text-properties officeooo:rsid="0191cfb3"/>
    </style:style>
    <style:style style:name="T157" style:family="text">
      <style:text-properties officeooo:rsid="0198429e"/>
    </style:style>
    <style:style style:name="T158" style:family="text">
      <style:text-properties officeooo:rsid="0198eea8"/>
    </style:style>
    <style:style style:name="T159" style:family="text">
      <style:text-properties officeooo:rsid="019bfea3"/>
    </style:style>
    <style:style style:name="T160" style:family="text">
      <style:text-properties officeooo:rsid="019d42b8"/>
    </style:style>
    <style:style style:name="T161" style:family="text">
      <style:text-properties fo:font-weight="bold" style:font-weight-asian="bold" style:font-weight-complex="bold"/>
    </style:style>
    <style:style style:name="T162" style:family="text">
      <style:text-properties officeooo:rsid="01a44663"/>
    </style:style>
    <style:style style:name="T163" style:family="text">
      <style:text-properties officeooo:rsid="01a51e80"/>
    </style:style>
    <style:style style:name="T164" style:family="text">
      <style:text-properties officeooo:rsid="01a89e8f"/>
    </style:style>
    <style:style style:name="T165" style:family="text">
      <style:text-properties officeooo:rsid="01b7b11e"/>
    </style:style>
    <style:style style:name="T166" style:family="text">
      <style:text-properties officeooo:rsid="01bb3db9"/>
    </style:style>
    <style:style style:name="T167" style:family="text">
      <style:text-properties officeooo:rsid="01bfbee2"/>
    </style:style>
    <style:style style:name="T168" style:family="text">
      <style:text-properties officeooo:rsid="01c2967a"/>
    </style:style>
    <style:style style:name="T169" style:family="text">
      <style:text-properties officeooo:rsid="01c5284a"/>
    </style:style>
    <style:style style:name="T170" style:family="text">
      <style:text-properties officeooo:rsid="01c6ced3"/>
    </style:style>
    <style:style style:name="T171" style:family="text">
      <style:text-properties officeooo:rsid="01cc90a3"/>
    </style:style>
    <style:style style:name="T172" style:family="text">
      <style:text-properties officeooo:rsid="01ce9060"/>
    </style:style>
    <style:style style:name="T173" style:family="text">
      <style:text-properties officeooo:rsid="01cf9182"/>
    </style:style>
    <style:style style:name="T174" style:family="text">
      <style:text-properties officeooo:rsid="01d04d4d"/>
    </style:style>
    <style:style style:name="T175" style:family="text">
      <style:text-properties officeooo:rsid="01d1e36e"/>
    </style:style>
    <style:style style:name="T176" style:family="text">
      <style:text-properties officeooo:rsid="01d777d3"/>
    </style:style>
    <style:style style:name="T177" style:family="text">
      <style:text-properties officeooo:rsid="01d936c8"/>
    </style:style>
    <style:style style:name="T178" style:family="text">
      <style:text-properties officeooo:rsid="01e0058f"/>
    </style:style>
    <style:style style:name="T179" style:family="text">
      <style:text-properties officeooo:rsid="01e3f0c1"/>
    </style:style>
    <style:style style:name="T180" style:family="text">
      <style:text-properties officeooo:rsid="01e4597c"/>
    </style:style>
    <style:style style:name="T181" style:family="text">
      <style:text-properties officeooo:rsid="01ecc4e1"/>
    </style:style>
    <style:style style:name="T182" style:family="text">
      <style:text-properties officeooo:rsid="01f19aff"/>
    </style:style>
    <style:style style:name="T183" style:family="text">
      <style:text-properties officeooo:rsid="01fdfa55"/>
    </style:style>
    <style:style style:name="T184" style:family="text">
      <style:text-properties officeooo:rsid="01ff36ba"/>
    </style:style>
    <style:style style:name="T185" style:family="text">
      <style:text-properties officeooo:rsid="020096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nal Report</text:p>
      <text:p text:style-name="P1">CS 435</text:p>
      <text:p text:style-name="P1">Colin Gilbert, #200254322</text:p>
      <text:p text:style-name="P1">Summer 2018</text:p>
      <text:p text:style-name="P1"/>
      <text:p text:style-name="P1"/>
      <text:p text:style-name="P21">I dedicate this paper to a man who came <text:span text:style-name="T129">the</text:span> computer shop <text:span text:style-name="T129">where I used to work</text:span>. He needed to secure his machine and after being told antivirus was only a very partial solution <text:span text:style-name="T129">he </text:span>asked with a truly pained look on his face “Then how do <text:span text:style-name="T1">you</text:span> <text:span text:style-name="T129">do it</text:span>?” I still <text:span text:style-name="T162">vividly </text:span>remember his expression and sympathize strongly with him – <text:span text:style-name="T129">t</text:span>hat man was genuinely stressed. <text:span text:style-name="T163">It was then that I realized computer workers have a very real duty to protect: This paper is part of my continuing </text:span>effort<text:span text:style-name="T129">s</text:span> <text:span text:style-name="T95">to do so.</text:span></text:p>
      <text:p text:style-name="P1"/>
      <text:p text:style-name="P1"/>
      <text:p text:style-name="P1"/>
      <text:p text:style-name="P7">Introduction</text:p>
      <text:p text:style-name="P1"/>
      <text:p text:style-name="P1"/>
      <text:p text:style-name="P2">Almost weekly in the computing world we hear about fresh compromises and tools that <text:span text:style-name="T60">spooks</text:span> and criminals use to make life miserable for others; one could be forgiven for believing it impossible to achieve a reasonable level of security in their digital life. However, the vast majority of successful attacks arrive via <text:span text:style-name="T46">eminently</text:span> preventable channels. [CITE] This paper will detail how one should set up such a level of security in order to achieve peace-of-mind, especially if one handles the kind of digital information whose compromise may wreck her own life – <text:span text:style-name="T46">such as anyone who makes a living online.</text:span></text:p>
      <text:p text:style-name="P2"/>
      <text:p text:style-name="P3"><text:span text:style-name="T46">In specific, we will introduce the idea of a </text:span><text:span text:style-name="T2">personal productivity network</text:span><text:span text:style-name="T15"> as a specific form of LAN and the requirements </text:span><text:span text:style-name="T31">that must be met </text:span><text:span text:style-name="T15">to secure such a network and </text:span><text:span text:style-name="T16">the </text:span><text:span text:style-name="T15">data </text:span><text:span text:style-name="T16">held within </text:span><text:span text:style-name="T15">against the vast majority of online threats; </text:span><text:span text:style-name="T31">these requirements are not currently part of mainstream thought but will hopefully become part of future designs.</text:span><text:span text:style-name="T26"> </text:span><text:span text:style-name="T42">We are going to show the world that it is possible to build secure systems out of less-than-secure parts in the same manner that reliable systems can be made from less-than-reliable parts!</text:span></text:p>
      <text:p text:style-name="P53"/>
      <text:p text:style-name="P53"/>
      <text:p text:style-name="P53"/>
      <text:p text:style-name="P6"><text:span text:style-name="T15">M</text:span><text:span text:style-name="T14">onsters in the dark</text:span></text:p>
      <text:p text:style-name="P53"/>
      <text:p text:style-name="P53"/>
      <text:p text:style-name="P16"><text:span text:style-name="T31">P</text:span><text:span text:style-name="T14">ursuing advanced degrees in computing </text:span><text:span text:style-name="T31">gives us a </text:span><text:span text:style-name="T33">subjective</text:span><text:span text:style-name="T31"> feeling of control over our machines, but for the rest of the population these machines are an almost complete mystery. </text:span><text:span text:style-name="T15">M</text:span><text:span text:style-name="T14">uch of the fear surrounding computer insecurity is due to a lack of visibility and control; our </text:span><text:span text:style-name="T31">tools</text:span><text:span text:style-name="T14"> are so complex and work so quickly that we are never certain they haven’t been turned against us. This blindness makes many people either too afraid to fully participate </text:span><text:span text:style-name="T34">in the online world </text:span><text:span text:style-name="T14">or </text:span><text:span text:style-name="T31">leads to</text:span><text:span text:style-name="T14"> a “damned if you do, damned if you don’t” attitude; both of these are far from optimal. </text:span><text:span text:style-name="T35">C</text:span><text:span text:style-name="T31">avalier, nonchalant attitudes are common when people lack control over their destinies – </text:span><text:span text:style-name="T35">this was the predominant mood during the plagues that preceded the European Renaissance: People wouldn’t listen to authority anymore, and they seized any pleasure available without regards for consequences because they didn’t know how to avoid the bad things that make people get sick. Flash-forward </text:span><text:span text:style-name="T38">to </text:span><text:span text:style-name="T35">today and you see people downloading </text:span><text:span text:style-name="T39">trojaned</text:span><text:span text:style-name="T35"> games because they believe </text:span><text:span text:style-name="T37">that </text:span><text:span text:style-name="T35">getting </text:span><text:span text:style-name="T36">something such as </text:span><text:span text:style-name="T35">a cryptovirus is inevitable.</text:span><text:span text:style-name="T43"> [https://dailyhistory.org/How_did_the_Bubonic_Plague_make_the_Italian_Renaissance_possible]</text:span></text:p>
      <text:p text:style-name="P54"/>
      <text:p text:style-name="P53"/>
      <text:p text:style-name="P53"/>
      <text:p text:style-name="P57"/>
      <text:p text:style-name="P60"><text:soft-page-break/>Hygiene – More than just about brushing your teeth</text:p>
      <text:p text:style-name="P58"/>
      <text:p text:style-name="P58"/>
      <text:p text:style-name="P27"><text:span text:style-name="T14">A most effective manner of preventing illness is not touching your face with unwashed hands; your mouth, nose, eyes, and ears are all holes into your body and pathogens get right in. People floss <text:s/>because otherwise </text:span><text:span text:style-name="T21">they’d </text:span><text:span text:style-name="T20">foster petri </text:span><text:span text:style-name="T19">culture</text:span><text:span text:style-name="T20">s </text:span><text:span text:style-name="T14">within their gums </text:span><text:span text:style-name="T21">which cause health problems.</text:span></text:p>
      <text:p text:style-name="P58"/>
      <text:p text:style-name="P28"><text:span text:style-name="T14">Unless you suffer from severe OCD (which isn’t fun, by the way) you aren’t going to live in fear of such things – you were taught at a young age to brush and floss your teeth. You get taught to wash your hands after going to the toilet and before eating or preparing food. These are all mundane preventative measures that save lives </text:span><text:span text:style-name="T21">on a daily basis without our notic</text:span><text:span text:style-name="T28">e:</text:span><text:span text:style-name="T21"> These are all</text:span><text:span text:style-name="T14"> examples of hygiene </text:span><text:span text:style-name="T22">and sanitation, </text:span><text:span text:style-name="T23">and are the reasons why we don’t</text:span><text:span text:style-name="T17"> poison ourselves every time we cook up some food </text:span><text:span text:style-name="T28">or lose an eye when we put in our contact lenses</text:span><text:span text:style-name="T17">.</text:span></text:p>
      <text:p text:style-name="P59"/>
      <text:p text:style-name="P28"><text:span text:style-name="T14">We </text:span><text:span text:style-name="T17">are </text:span><text:span text:style-name="T14">all so spooked by computer insecurity, yet we </text:span><text:span text:style-name="T24">think nothing about</text:span><text:span text:style-name="T14"> </text:span><text:span text:style-name="T24">web </text:span><text:span text:style-name="T14">brows</text:span><text:span text:style-name="T24">ing </text:span><text:span text:style-name="T14">on the same machines that we use to write presumably confidential documents. Think about it – a web browser is a hugely complex software tool that runs code from all over the world directly onto your own machine: This </text:span><text:span text:style-name="T17">is </text:span><text:span text:style-name="T14">comparable to eating with grossly unclean hands. However, scaring people into using a separate web browsing machine isn’t going to solve the problem – we need to organize these sanitary measures right into the networks people use daily and provide </text:span><text:span text:style-name="T18">a</text:span><text:span text:style-name="T14"> fully-integrated solution.</text:span></text:p>
      <text:p text:style-name="P58"/>
      <text:p text:style-name="P5"><text:span text:style-name="T44">Hygiene becomes second nature – once people are used to showering and flossing, life couldn’t be imagined without these things. </text:span><text:span text:style-name="T45">Just like we keep ourselves from fa</text:span><text:span text:style-name="T25">lling ill by washing up, w</text:span><text:span text:style-name="T14">e are going to use our computers </text:span><text:span text:style-name="T26">intelligently </text:span><text:span text:style-name="T25">in order to </text:span><text:span text:style-name="T14">make life </text:span><text:span text:style-name="T26">safer and easier.</text:span></text:p>
      <text:p text:style-name="P55"/>
      <text:p text:style-name="P5"><text:span text:style-name="T27">As computer professionals, we are at a similar stage with regards to computer hygiene as early pathologists were in trying to stem outbreaks of cholera – we are attain</text:span><text:span text:style-name="T29">ed </text:span><text:span text:style-name="T30">a sort of fuzzy</text:span><text:span text:style-name="T27"> certainty about the methods used to prevent infection, but we face a large world full of unsanitary practices and an apparent majority of people seemingly resigned to their fates. </text:span><text:span text:style-name="T32">We also know we can get hurt from someone else’s unsafe practices, just as doctors can get sick from epidemics caused by preventable practices</text:span><text:span text:style-name="T27">: Changing this status quo is worthy of being our profession’s big challenge of the decade.</text:span></text:p>
      <text:p text:style-name="P56"/>
      <text:p text:style-name="P56"/>
      <text:p text:style-name="P56"/>
      <text:p text:style-name="P17"><text:span text:style-name="T41">Baskets and </text:span><text:span text:style-name="T40">Eggs</text:span></text:p>
      <text:p text:style-name="P11"/>
      <text:p text:style-name="P11"/>
      <text:p text:style-name="P12">Machines can be tricked into running arbitrary code <text:span text:style-name="T47">(ie: nasty things done to you) or leaking critical information (ie: session keys or arbitrary memory) in a number of ways – the user is made to run a program (again, very easy with Javascript and web browsers) and a bug is used to coerce the program into running code from a memory location it isn’t meant to. It can be one of innumerable software bugs caused by programmer errors such as dangling pointers or stack-smashing or double-freeing, or it can be a hardware side-channel such as Rowhammer or Meltdown or Spectre; pick one.</text:span></text:p>
      <text:p text:style-name="P29"/>
      <text:p text:style-name="P14">The damage is done when security domains overlap: <text:span text:style-name="T51">W</text:span>hen Joe browses an attack website on <text:span text:style-name="T52">the </text:span>machine <text:span text:style-name="T96">containing all his passwords</text:span> or when Rita downloads a free game loaded with a nasty surprise on <text:span text:style-name="T50">a</text:span> laptop <text:span text:style-name="T49">that happens to hold the only recent copy of her</text:span> master<text:span text:style-name="T48">s’</text:span> thesis. <text:span text:style-name="T53">We need to eliminate such overlaps in order to even begin contemplating computer security.</text:span></text:p>
      <text:p text:style-name="P14"/>
      <text:p text:style-name="P61">Militaries develop fighting doctrines in order to guide decision-making during stressful, confusion-prone moments, and it is due time we adopt our own <text:span text:style-name="T164">quite </text:span>basic doctrines with regards to computer security. Here they are:</text:p>
      <text:p text:style-name="P13"/>
      <text:p text:style-name="P69"><text:soft-page-break/>1. Any<text:span text:style-name="T147">thing</text:span> that can <text:span text:style-name="T67">read from or </text:span>write to <text:span text:style-name="T58">a computer’s </text:span>memor<text:span text:style-name="T147">y</text:span> is dangerous. This means that apps do<text:span text:style-name="T146">i</text:span>ng different things <text:span text:style-name="T59">must</text:span> be split from one another, not just with privilege separation, but by keeping them on different machines with their own <text:span text:style-name="T54">separate</text:span> memor<text:span text:style-name="T54">ies</text:span>. <text:span text:style-name="T55">This implies a reversal of the current cost-cutting trend wherein multiple apps get consolidated onto a single machine.1</text:span></text:p>
      <text:p text:style-name="P70"/>
      <text:p text:style-name="P70">2. <text:span text:style-name="T68">M</text:span>achines <text:span text:style-name="T68">on a network </text:span>must have <text:span text:style-name="T61">a set of predefined messages they can send one</text:span> another: Using different machines for different tas<text:span text:style-name="T57">k</text:span>s is a step forward, but <text:span text:style-name="T56">in order to ensure they’re not being made to do unwanted things we need to control the data flow far more carefully than we’ve been doing so far. This means that most machines shouldn’t just access the web or share files across the network unless they’ve been explicitly programmed to do so. We need to place very strong constraints in order to make these systems intelligible – think about type-safe programming vs. programming without type safety.</text:span></text:p>
      <text:p text:style-name="P70"/>
      <text:p text:style-name="P71">3. <text:span text:style-name="T58">User input gets validated prior to being used: This means using a separate machine to sign/encrypt all keystrokes, mouse movements, and other critical input in order to make it very difficult to fool the network as to your intentions – as a bonus, it also means that security-sensitive apps can be monitored for discrepancies between their ouput and what you (ostensibly) sent them!</text:span></text:p>
      <text:p text:style-name="P15"/>
      <text:p text:style-name="P16">It is important to note that the above points do not mention <text:span text:style-name="T89">inventory, </text:span>logging, monitoring, <text:span text:style-name="T91">testing, incident response,</text:span> data backups, or physical security. <text:span text:style-name="T97">T</text:span>hese <text:span text:style-name="T97">three listed are prerequisites to all the others: They</text:span> are <text:span text:style-name="T97">the fundamental requirements for secure network design and they are being ignored </text:span><text:span text:style-name="T6">all the time</text:span><text:span text:style-name="T97">.</text:span></text:p>
      <text:p text:style-name="P16"/>
      <text:p text:style-name="P16"/>
      <text:p text:style-name="P16"/>
      <text:p text:style-name="P8">The Current State of Affairs</text:p>
      <text:p text:style-name="P18"/>
      <text:p text:style-name="P18"/>
      <text:p text:style-name="P19"><text:span text:style-name="T72">The typical by-the-book LAN</text:span> consist<text:span text:style-name="T72">s</text:span> of a <text:span text:style-name="T72">mostly</text:span> horizontal architecture in which a router sits at the front of the network while a switch allow<text:span text:style-name="T70">s</text:span> a pool of computers to access resources on a fileserver, which often doubles as a provider of other services.<text:span text:style-name="T66"> All the machines are usually allowed to talk directly to the internet</text:span>. <text:span text:style-name="T71">Incoming p</text:span>ort-based restrictions are <text:span text:style-name="T71">often </text:span>the only form of traffic control. </text:p>
      <text:p text:style-name="P16"/>
      <text:p text:style-name="P20">From a security perspective, the above is not a very thoughful way of living. However, it is to be expected <text:span text:style-name="T74">that the documentation tells you to do things quickly and easily</text:span>: <text:span text:style-name="T74">Not only is it tricky to configure a network, but c</text:span>omputing <text:span text:style-name="T74">itself </text:span>is still very recent – as amazing as it <text:span text:style-name="T75">can be</text:span>, the field as a whole only starting to grow past its infancy. <text:span text:style-name="T63">It </text:span>does not count as a mature field such a<text:span text:style-name="T64">s</text:span> chemistry by any stretch: <text:span text:style-name="T62">Unlike some of their predecessors, modern chemists tend not to poison themselves nor do they get irradiated or blown up. Strict safety measures have been learned to prevent these horrible events and this wisdom has been passed on over the years by those clever enough to stick to them.</text:span></text:p>
      <text:p text:style-name="P20"/>
      <text:p text:style-name="P47">It has been mentioned elsewhere [<text:span text:style-name="T76">UNSAFE AT ANY SPEED SLIDES</text:span>] that computer system manufacturers <text:span text:style-name="T98">market for power and convenience, while being</text:span> roughly as oblivious towards security as car makers were in the 1960s. <text:span text:style-name="T98">Stating that the computers don’t start electric fires or that they can only get infected if the user does the wrong thing is the equivalent of car manufacturers saying that cars don’t set themselves ablaze with their own gasoline; that the driver must hit something or roll off the side of the road prior to anyone getting hurt. Each industry, proudly touting its effective self-regulation.</text:span></text:p>
      <text:p text:style-name="P20"/>
      <text:p text:style-name="P48"><text:span text:style-name="T171">Lethal accidents became more common</text:span> until a book detailing the shortcomings <text:span text:style-name="T99">while</text:span> illustrating possible <text:span text:style-name="T171">mitigations such as seatbelts, airbags, vehicle structure, and extensive safety testing was published. It caused enough public outrage that car companies were legislated into action by real regulations, not to mention class-action lawsuits – once cars were upgraded to meet well-crafted specifications, car accidents became a lot less deadly. They are still dangerous, but the trivial ones won’t kill you anymore.</text:span></text:p>
      <text:p text:style-name="P49"><text:soft-page-break/>Look at the headlines with regards to <text:span text:style-name="T171">IT </text:span>security incidents – do you <text:span text:style-name="T171">really</text:span> think the industry is <text:span text:style-name="T171">properly </text:span>self-regulating <text:span text:style-name="T103">or is that talk mostly bluster</text:span>? <text:span text:style-name="T172">So many of these breaches are due to basic, preventable reasons! </text:span>Do you think hardware and software makers <text:span text:style-name="T172">or service providers </text:span>aren’t going to be held to account for horrible things happening due to their own oversight, <text:span text:style-name="T103">as the car makers were</text:span>? <text:span text:style-name="T173">It is bound to occur that </text:span>a computer flaw that caused by <text:span text:style-name="T174">admittedly </text:span>poor practice is going to kill <text:span text:style-name="T117">many </text:span>people <text:span text:style-name="T175">in dramatic, news-worthy fashion</text:span>. <text:span text:style-name="T102">Although defence lawyers will certainly attempt to argue otherwise, t</text:span>he <text:span text:style-name="T116">legal </text:span>term is malpractice <text:span text:style-name="T102">and carries severe consequences:</text:span> <text:span text:style-name="T102">A</text:span>fter a certain limit, intimidating EULAs <text:span text:style-name="T102">written by known bad actors </text:span>don’t prevent class action lawsuits – it will become recognized as a <text:span text:style-name="T102">far </text:span>better business <text:span text:style-name="T134">model</text:span> to invest in <text:span text:style-name="T100">the safety of one’s products</text:span> than it w<text:span text:style-name="T101">ould</text:span> <text:span text:style-name="T101">be </text:span>to hire lawyers to craft <text:span text:style-name="T176">legalese that strongarms users into giving up their right to decent security.</text:span></text:p>
      <text:p text:style-name="P48"/>
      <text:p text:style-name="P20"><text:span text:style-name="T177">Our industry is still in its infancy; j</text:span>ust as children grow into adults by learning to organize themselves more effectively, <text:span text:style-name="T69">our</text:span> field will mature if we <text:span text:style-name="T65">disseminate better ways of doing things. Computing is industry-led; if users insist upon certain features then manufacturers of both hardware and software will eventually comply. The onus is on the experts (ie: technologically-sophisticated persons) to spread high-quality knowledge to catalyze these changes.</text:span></text:p>
      <text:p text:style-name="P16"/>
      <text:p text:style-name="P50">Here is the catch: At <text:span text:style-name="T178">every point in time in every infant industry</text:span> there were a few upstarts claiming that most people, including the professionals, were doing things the wrong way. They were mocked for their crazy ideas that things could be far better. Established professionals were insulted by the implication that they were committing malpractice and would refuse to listen, coming to terms <text:span text:style-name="T114">only</text:span> gradually as the new<text:span text:style-name="T113">ly</text:span> published evidence bec<text:span text:style-name="T114">ame</text:span> overwhelming. However at some point it became general consensus that measures were needed – for designing cities with houses spread apart to prevent fire from spreading – for ensuring that the water supply isn’t contaminated with <text:span text:style-name="T179">raw </text:span>sewage – for making certain that buildings <text:span text:style-name="T113">that</text:span> people live in aren’t full of lead and asbestos – for making sure that a low-speed car crash isn’t going to kill you or your baby – and <text:span text:style-name="T106">certainly </text:span>within our lifetimes, for making sure that dereferencing a pointer on a computer running your car or a power grid or an insulin pump isn’t going to result in arbitrary code execution!</text:p>
      <text:p text:style-name="P52"/>
      <text:p text:style-name="P51">The rest of this project provides <text:span text:style-name="T105">the </text:span>specific measures someone with access to the general consumer market <text:span text:style-name="T180">may</text:span> take to secure themselves from the vast majority of digital attack<text:span text:style-name="T136">s</text:span>, <text:span text:style-name="T104">using our current-generation inherently insecure devices as building blocks for a very secure network. Please note that this is analogous to creating reliable systems from unreliable components, which is a problem that has solutions. [</text:span><text:span text:style-name="T83">CITE</text:span><text:span text:style-name="T104">] SECURE COMPOSITION OF INSECURE COMPONENTS</text:span></text:p>
      <text:p text:style-name="P51"/>
      <text:p text:style-name="P62"/>
      <text:p text:style-name="P22"/>
      <text:p text:style-name="P10">Boundary Issues</text:p>
      <text:p text:style-name="P22"/>
      <text:p text:style-name="P22"/>
      <text:p text:style-name="P23">As mentioned earlier, two main overlapping causes of damage are the exploits <text:span text:style-name="T135">themselves</text:span> (often memory-based) and the overlapping security domains that enable such exploits to ruin our day. <text:span text:style-name="T88">The only solution to this problem has previously been described as separating tasks across machines and enforcing strict communication between them. Here we further expand upon this:</text:span></text:p>
      <text:p text:style-name="P23"/>
      <text:p text:style-name="P25">Part of strict communications means that the <text:span text:style-name="T136">directionality </text:span>of data<text:span text:style-name="T136">flow</text:span> <text:span text:style-name="T136">is </text:span>importan<text:span text:style-name="T136">t</text:span>; many innovations reduce costs by treating devices homogenously and running tasks on free machines. Some of these optimizations will be impossible because the position of data on a network is far more important than is <text:span text:style-name="T113">currently</text:span> recognized in the mainstream: Encryption may <text:span text:style-name="T113">b</text:span>e <text:span text:style-name="T113">effect</text:span>ive in many cases <text:span text:style-name="T113">but </text:span>side-channels are becoming increasingly more available for exploitation – how do you know if the keys on your secure device are truly secure? Fundamentally, encryption is also a matter of <text:span text:style-name="T113">buying yourself some </text:span>time, and with quantum computers on the horizon there is a distinct possibility that someone who knows the basic structure of a plaintext (as is often the case in real-life) could crack even <text:span text:style-name="T107">our best</text:span> <text:soft-page-break/>algorithm: We are not necessarily safe, even with cryptography we consider strong at our side. This <text:span text:style-name="T113">threatens</text:span> the digital equivalent of an antibiotics-free world. Unfortunately <text:span text:style-name="T108">for us </text:span>both are distinct possibilities, which only strengthen the case for <text:span text:style-name="T113">both forms of </text:span>hygiene.</text:p>
      <text:p text:style-name="P25"/>
      <text:p text:style-name="P30"><text:span text:style-name="T47">To make things even worse, pretty much every commodity machine is designed to have their bootloader ROM flashed </text:span><text:span text:style-name="T3">from the software running on it</text:span><text:span text:style-name="T47">. Would you allow guests in your home to change the door locks? What a stupid thing to do! Do you think that with Firefox (or Chrome or Edge or Safari) unable to manage to run without crashing, that your browser is anywhere near memory-safe? The point of a modern webrowser is to allow others to run code on your machine. Do you think that there aren’t entire groups of people who see that as open season to try permanently rootkitting systems on a global scale?</text:span></text:p>
      <text:p text:style-name="P25"/>
      <text:p text:style-name="P25">Is th<text:span text:style-name="T93">is</text:span> theme of hygiene sinking in yet? Good.</text:p>
      <text:p text:style-name="P24"/>
      <text:p text:style-name="P33"><text:span text:style-name="T118">Here’s</text:span> another analogy: A person cannot be everything to everyone<text:span text:style-name="T112">. Computers have traditionally been programmed to try to be all these things to satisfy a whole number of needs. In a world where we have many computers this is an insanity, much like ancient moral codes that advocated torture and human sacrifice are nowadays seen as ridiculous: Instead of doing </text:span><text:span text:style-name="T5">anything</text:span><text:span text:style-name="T92"> required to not anger the Sun-god, people can now focus on their careers and relationships! Likewise each computer in a network can now have its own specialty for a given use-case instead of needing to do everything for all.</text:span></text:p>
      <text:p text:style-name="P98"/>
      <text:p text:style-name="P26"/>
      <text:p text:style-name="P26"/>
      <text:p text:style-name="P9"><text:span text:style-name="T90">Introducing t</text:span>he Personal Productivity Network</text:p>
      <text:p text:style-name="P63"/>
      <text:p text:style-name="P63"/>
      <text:p text:style-name="P63"><text:span text:style-name="T73">In the 1980’s m</text:span>ainframes gave way to personal computers, offering giant leaps in productivity for the individual. <text:span text:style-name="T73">We are at a similar junction with regards to the single-board computer (SBC): What was previously the only computer in the room becomes a tiny system that lives at a far lower wattage and pricepoint, while the expensive PC of yesterday get graduated to high-powered server use.</text:span></text:p>
      <text:p text:style-name="P35"/>
      <text:p text:style-name="P63"><text:span text:style-name="T84">The universal compromise </text:span><text:span text:style-name="T85">is </text:span><text:span text:style-name="T87">one of resources.</text:span><text:span text:style-name="T85"> </text:span><text:span text:style-name="T86">This easing of financial constraints </text:span><text:span text:style-name="T87">brought on by both cheaper hardware and open-source </text:span><text:span text:style-name="T86">enables the same kind of </text:span><text:span text:style-name="T73">security that large, sophisticated organizations have been deploying for years. The knowledgeable home user now has the chance to seriously raise the bar against online-based attacks.</text:span></text:p>
      <text:p text:style-name="P63"/>
      <text:p text:style-name="P34">The shift we should undergo involves us seeing the LAN as a distributed personal device, as opposed to a resource shared between multiple users. Treating the network as a single-user machine enables several optimizations that afford far more security than if multiple users, each with their own distinct patterns of use, were expected to share the same machinery.</text:p>
      <text:p text:style-name="P32"/>
      <text:p text:style-name="P31">At present, we are often using a single device for pretty much every aspect of ou<text:span text:style-name="T111">r</text:span> digital lives – this has to stop. <text:span text:style-name="T110">We can use the past as guide that the memory bugs that happen to be everywhere turn many if not or most current security models useless once weaponized. The network shouldn’t only be seen as a service provider, but as the primary means of securing our machines.</text:span></text:p>
      <text:p text:style-name="P31"/>
      <text:p text:style-name="P36">Clusters are usually grouped into three classes: High avail<text:span text:style-name="T115">a</text:span>bility, failover, and high-performance computing. Here we introduce the concept of <text:span text:style-name="T115">a </text:span><text:span text:style-name="T1">security cluster</text:span>. <text:span text:style-name="T115">P</text:span>lease note that this design <text:span text:style-name="T115">represents</text:span> an inversion of <text:span text:style-name="T115">some of the classical ideas behing clustering and distributed operating systems:</text:span> <text:span text:style-name="T115">A</text:span>s opposed to all other forms of clustering, redundancy is reduced instead of being increased!</text:p>
      <text:p text:style-name="P40"/>
      <text:p text:style-name="P83">However, this beats the ridiculousness of being ruined <text:span text:style-name="T150">for simply clicking on the wrong link</text:span>.</text:p>
      <text:p text:style-name="P36"/>
      <text:p text:style-name="P38"><text:soft-page-break/><text:span text:style-name="T161">Refining the Picture</text:span></text:p>
      <text:p text:style-name="P38"/>
      <text:p text:style-name="P38"/>
      <text:p text:style-name="P41">Here we discuss the specific technologies we will use to transform a large number of insecure machines into a single, well-secured one. <text:span text:style-name="T119">As mentioned prior, two programs running within a single computer are inherently vulnerable to stomping on one anothers’ memories – our solution is to split functionality and regulate communications. Now that we have a proper goal, how do we get there? Designing such a network is a complex problem – cost and manageability issues quickly balloon when designing for security. The following is a solution close to optimal:</text:span></text:p>
      <text:p text:style-name="P42"/>
      <text:p text:style-name="P42">We place a computer running a security-tightened OS <text:span text:style-name="T133">at</text:span> the center of our <text:span text:style-name="T127">network.</text:span> <text:span text:style-name="T120">It will be closed on most ports and programmed to create separate isolated zones within. It can also be programmed for more sophisticated traffic filtering as we shall see further on.</text:span></text:p>
      <text:p text:style-name="P42"/>
      <text:p text:style-name="P42">Our large, powerful PC <text:span text:style-name="T130">gets</text:span> used <text:span text:style-name="T130">strictly </text:span>for multimedia purposes – running game engines, using latency-sensitive gear, playing music, etc. <text:span text:style-name="T121">It can also be used for compiling and rendering and other such tasks, but it is recommended to obtain a dedicated compute node in order to be more productive.</text:span></text:p>
      <text:p text:style-name="P42"/>
      <text:p text:style-name="P43">We separate the keyboard and mouse <text:span text:style-name="T123">from the main PC </text:span>onto a single-board computer (SBC) <text:span text:style-name="T124">that does nothing else but pipe the input to the network.</text:span> It <text:span text:style-name="T123">has a number of buttons allowing you to choose which LAN machine you’re sending to, and uses encryption to prevent keystroke logging attacks across your network. It uses unidirectional UDP exclusively – the reason for this is that TCP stacks are fundamentally vulnerable to hidden channels via timing differences. This means that all network communications to that machine get dropped and logged, and that we must reserve a certain amount of bandwidrh at all times for its messages not to get dropped. This machine can be considered a </text:span><text:span text:style-name="T7">data-diode</text:span><text:span text:style-name="T123"> due to only allowing information flow in a single direction. More on this particular machine later.</text:span></text:p>
      <text:p text:style-name="P37"/>
      <text:p text:style-name="P74"><text:span text:style-name="T121">We maintain </text:span><text:span text:style-name="T8">cryptographic anchor</text:span><text:span text:style-name="T9">s</text:span><text:span text:style-name="T125"> that encrypt and decrypt files saved to the network – this allows only someone on the inside of the network to use sensitive files: In order to be using encrypted data, your computers must hold a session with the anchor. This anchor can also be rate-limited or allowed only to operate when you have a cryptographic token inserted into a given machine. Files can be given tags for classification – where is this data from and how </text:span><text:span text:style-name="T8">hot</text:span><text:span text:style-name="T125"> is it? These will be covered in greater detail in </text:span><text:span text:style-name="T8">More About Cryptographic Anchors</text:span><text:span text:style-name="T125"> later in this paper.</text:span></text:p>
      <text:p text:style-name="P37"/>
      <text:p text:style-name="P45">A file server exists to provide long-term access to large files <text:span text:style-name="T121">and to store log data. If one is very serious about security, a separate logging server could be implemented. The integrity of the logs should be signed, using cryptographic anchors to generate the keyed hashes.</text:span></text:p>
      <text:p text:style-name="P45"/>
      <text:p text:style-name="P72">We maintain a separate system with a direct line to the logging server to analyze and display events – this allows us to keep an eye on the state of the network. It will be programmed to hold a representation of the LAN in-memory and will allow us to understand what is happening at any given time. Such a device is about as important for troubleshooting as it is for security. <text:span text:style-name="T137">It is also feasible to program such a We will keep a system for distributing configuration. More about this in the section </text:span><text:span text:style-name="T12">Type Me Strongly</text:span><text:span text:style-name="T137">. machine to send commands that can help the network defend itself if an attack pattern is recognized.</text:span></text:p>
      <text:p text:style-name="P39"/>
      <text:p text:style-name="P44"><text:span text:style-name="T139">We finally discuss the machines communicating with the outside world: One or more</text:span> other SBCs are arranged as web browsers. Ideally, they should use <text:span text:style-name="T121">their own hardware monitors </text:span>to <text:span text:style-name="T122">avoid </text:span>rel<text:span text:style-name="T122">ying</text:span> upon virtual desktop software. <text:span text:style-name="T138">Another SBC is kept as a communications device using potentially privacy-invading but convenient services such as Whatsapp, Facebook, etc. It is critical to keep all these computers within their separate physical LAN segment with communications to the more sensitive internal network defined in a very strict manner.</text:span></text:p>
      <text:p text:style-name="P88"/>
      <text:p text:style-name="P88"/>
      <text:p text:style-name="P88"><text:soft-page-break/></text:p>
      <text:p text:style-name="P110">Our Protocols</text:p>
      <text:p text:style-name="P107"/>
      <text:p text:style-name="P107"/>
      <text:p text:style-name="P107">The preference for UDP in this system is <text:span text:style-name="T153">partly </text:span>due to the fact that it has minimal <text:span text:style-name="T153">footprint</text:span> <text:span text:style-name="T153">and hence attack surface </text:span>– TCP has many congestion control modes and heuristics that <text:span text:style-name="T153">can be supplanted with proper configuration </text:span>when <text:span text:style-name="T153">one has </text:span>direct lines to well-powered machines. This is not to mention that most TCP stacks run in kernel space – a sure-fire way to get rooted if a flaw does exist in the <text:span text:style-name="T153">packet wrangling</text:span> code. Also, TCP cannot be easily run over multiple connections and cannot perform multicast. It has also been mentioned <text:span text:style-name="T154">earlier in this text</text:span> that TCP’s flags and response timings can be used to perform side-channels. [<text:span text:style-name="T78">CITE</text:span>] The three-way handshake can also <text:span text:style-name="T154">cause</text:span> issues with wireless devices <text:span text:style-name="T154">with transient connections and UDP-based protocols such as QUIC are already being touted as potential replacements</text:span>. [<text:span text:style-name="T78">CITE</text:span>] <text:span text:style-name="T154">Finally, due to its core design it is also impossible for TCP to ensure strict one-way communications.</text:span></text:p>
      <text:p text:style-name="P107"/>
      <text:p text:style-name="P107">For these reasons we use UDP as our local network-level protocol of choice. <text:span text:style-name="T159">However, we need to design our protocols to send messages of size below the network’s MTU.</text:span></text:p>
      <text:p text:style-name="P90"/>
      <text:p text:style-name="P90">This does not mean that TCP is considered necessarily insecure; it is simply <text:span text:style-name="T160">bigger than absolutely necessary and that makes it lose some of the flexibility that we need</text:span>. It is still the protocol of choice for reliable delivery over a network you don’t control: For example, our web browsing machines will most definitely use it.</text:p>
      <text:p text:style-name="P88"/>
      <text:p text:style-name="P88"/>
      <text:p text:style-name="P86"><text:span text:style-name="T131">More About Cryptographic Anchors</text:span></text:p>
      <text:p text:style-name="P79"/>
      <text:p text:style-name="P79"/>
      <text:p text:style-name="P79">Despite all the marketing that suggests we should take our office with us and enjoy boundless computing freedom, sometimes we should be weighed down. <text:span text:style-name="T140">The</text:span> captain of a ship knows this all too well and doesn’t want to give <text:span text:style-name="T140">it</text:span> more freedom than necessary: Freedom is good, but too much freedom of movement in all axes gets everyone very hurt and upsets the insurance company.</text:p>
      <text:p text:style-name="P44"/>
      <text:p text:style-name="P79">It may soon be required by compliance <text:span text:style-name="T141">rules</text:span> to use specialist <text:span text:style-name="T142">computers </text:span>that hold the keys to do signing and encrypting when handling <text:span text:style-name="T142">sensitive </text:span>data. <text:span text:style-name="T143">While this is already being done for SSL/TLS, the concept of a cryptographic anchor is rooted in the databases world [</text:span><text:span text:style-name="T79">CITE</text:span><text:span text:style-name="T143">]: The job of handling the database is split between two machines – one for doing all the regular database work (selects, joins, inserts, etc) and another than holds the each users’ salt for the password hashing algorithm. The second machine is given the user’s login password and appends the salt prior to applying the hash algorithm. It then offers it back to the main database server for comparison with its salted hash value. We note that unlike in the conventional salting scheme, the database server does not store the salt in its own memories. This implies a significant loss of flexibility – moving the database server also means moving another machine. However, it makes extracting passwords from a database dump far less feasible. In computer science lingo, we are treating these devices as external </text:span><text:span text:style-name="T11">oracles</text:span><text:span text:style-name="T143">.</text:span></text:p>
      <text:p text:style-name="P79"/>
      <text:p text:style-name="P80">This concept can be extended using various other cryptographic primitives to obtain different <text:span text:style-name="T144">security </text:span>goals: <text:span text:style-name="T145">As mentioned above logs can be signed. [</text:span><text:span text:style-name="T80">GRAPHIC</text:span><text:span text:style-name="T145">]</text:span></text:p>
      <text:p text:style-name="P80"/>
      <text:p text:style-name="P80"><text:span text:style-name="T145">We can send the blocks of a file to be encrypted prior to storage and then decrypt it prior to use. [</text:span><text:span text:style-name="T80">GRAPHIC</text:span><text:span text:style-name="T145">]</text:span></text:p>
      <text:p text:style-name="P79"/>
      <text:p text:style-name="P81">Files can be tagged with various information to enable decision-making by the network [<text:span text:style-name="T78">GRAPHIC</text:span>]</text:p>
      <text:p text:style-name="P78"><text:span text:style-name="T161"/></text:p>
      <text:p text:style-name="P78"><text:span text:style-name="T161"/></text:p>
      <text:p text:style-name="P78"><text:soft-page-break/><text:span text:style-name="T161">A Strict Disciplinarian</text:span></text:p>
      <text:p text:style-name="P78"/>
      <text:p text:style-name="P78">No matter how <text:span text:style-name="T148">you carry yourself</text:span> in your day-to-day life, there is no <text:span text:style-name="T148">valid</text:span> reason for <text:span text:style-name="T148">being </text:span>indulgen<text:span text:style-name="T148">t</text:span> towards your machines. <text:span text:style-name="T149">In fact, a good sysadmin who cares about security will ideally treat computers as servants who are only to speak if given a good reason. This is because sanity-checks on communications are computationally expensive and the risk of a denial-of-service becomes greater as the number and complexity of these sanity checks increase. It also means that machines attempting to talk to services they’re not assigned will be stopped in their tracks. This is good if your browsing machine has a cryptovirus that’s attempting to encrypt all your networked fileshares.</text:span></text:p>
      <text:p text:style-name="P78"/>
      <text:p text:style-name="P82">This means that the network firewall must prefer some machin<text:span text:style-name="T151">es over others because sanity checks on communications are computationally expensive and the risk of a denial-of-service attack increases with the scale and complexity of our sanity checks. We must reserve bandwidth for certain devices and then only bother doing the sanity checks on packets that have passed the system’s firewall. O</text:span>ur networked input device springs to mind as a candidate for priority treatment, <text:span text:style-name="T151">but we also have other machines and real-time data to consider</text:span>.</text:p>
      <text:p text:style-name="P84"/>
      <text:p text:style-name="P84">Sanity checks should be done early. This follows principles of good software design. Doing so means that all devices that pass information to other devices take a role in sanity-checking and enforcement– why even propagate hostile or defective messages? <text:span text:style-name="T152">However, we do not want to expose sensitive data to other machines so a system of differential encryption is proposed: The content and the metadata of any packet are encrypted with separate keys – the payload remains confidential but the network still gets to do traffic policing. For example, if there is no phone call in progress there is no valid reason to send voice data packets to the VOIP system. [</text:span><text:span text:style-name="T82">GRAPHIC</text:span><text:span text:style-name="T152">]</text:span></text:p>
      <text:p text:style-name="P77"/>
      <text:p text:style-name="P106"/>
      <text:p text:style-name="P106"/>
      <text:p text:style-name="P106"/>
      <text:p text:style-name="P112">One-Way Love</text:p>
      <text:p text:style-name="P76"/>
      <text:p text:style-name="P76"/>
      <text:p text:style-name="P85">With regards to security, it is sometimes desirable to only allow reads or writes, but not both. The <text:span text:style-name="T156">information</text:span> security <text:span text:style-name="T155">field </text:span>has solved this problem with <text:span text:style-name="T157">hardware</text:span> known as <text:span text:style-name="T1">data diodes</text:span>, as they only allow unidirectional flow of data. <text:span text:style-name="T156">[</text:span><text:span text:style-name="T81">CITE</text:span><text:span text:style-name="T156">] Here we create such devices to fulfill several use cases, using our one-way UDP:</text:span></text:p>
      <text:p text:style-name="P85"/>
      <text:p text:style-name="P85"><text:span text:style-name="T157">We have a user input device that only allows sending keystrokes and mouse movements to protect against keylogging.</text:span></text:p>
      <text:p text:style-name="P85"/>
      <text:p text:style-name="P85"><text:span text:style-name="T157">We have a configuration server that broadcasts (encrypted, signed) configuration info to clients. More about this system in the section </text:span><text:span text:style-name="T10">Type Me Strongly</text:span><text:span text:style-name="T157">.</text:span></text:p>
      <text:p text:style-name="P85"/>
      <text:p text:style-name="P85"><text:span text:style-name="T157">We have a data log server that only accepts logs without reply. This is because systems should simply dump their log information ASAP; crashing the system while data is still being buffered could lead to loss of important debugging information.</text:span></text:p>
      <text:p text:style-name="P85"/>
      <text:p text:style-name="P85"><text:span text:style-name="T157">We have a security monitoring system with a dedicated line for sending out commands to control the network. More about this in the section </text:span><text:span text:style-name="T10">The Eyes Have It</text:span><text:span text:style-name="T157">.</text:span></text:p>
      <text:p text:style-name="P76"/>
      <text:p text:style-name="P87">In order to implement these tools, <text:span text:style-name="T158">we use the firewall to drop traffic going in the undesired direction. We also use our OS’s mandatory access control mechanisms to disallow all programs from using the network except those intended.</text:span></text:p>
      <text:p text:style-name="P105"/>
      <text:p text:style-name="P108"><text:soft-page-break/><text:span text:style-name="T161">Type Me Strongly</text:span></text:p>
      <text:p text:style-name="P105"/>
      <text:p text:style-name="P105"/>
      <text:p text:style-name="P91">Part of what we accomplishing here is bringing the programmer’s notion of type-safety to the network. We are in effect defining a formal <text:span text:style-name="T166">language</text:span> <text:span text:style-name="T165">and using it to control a distributed system’s behaviour</text:span>. <text:span text:style-name="T167">Part of that formal language are the port numbers that get used by various services. Another part of it consists of the application-level and user-level (layer-8) information used to indicate to the network what type of communication is being sent and more importantly </text:span><text:span text:style-name="T13">why</text:span><text:span text:style-name="T167">.</text:span></text:p>
      <text:p text:style-name="P94"/>
      <text:p text:style-name="P92">Each system needs to be defined in what it can and cannot output, and what input i<text:span text:style-name="T168">t’ll</text:span> accept and reject. <text:span text:style-name="T169">Port numbers are a good first step. Digging deeper, we can define the conditions under which traffic can pass through? Earlier we already established the potential example of blocking traffic to the VOIP system when no call is in session. There are many more of these conditional enforcements that we need to take into account.</text:span></text:p>
      <text:p text:style-name="P44"/>
      <text:p text:style-name="P93"><text:span text:style-name="T170">In order to stay on top,</text:span> we <text:span text:style-name="T170">must</text:span> define <text:span text:style-name="T170">a manner</text:span> to programmatically define such <text:span text:style-name="T170">interactions and then to spread the (authenticated) configuration across the network. We need a central authenticated point of reference that send out such information to our systems. The most secure manner of doing this would be via UDP broadcast, because along with encryption it means that no other listeners would be able to infer which system is getting changed.</text:span></text:p>
      <text:p text:style-name="P92"/>
      <text:p text:style-name="P100">Enforcement of this system is done at run-time <text:span text:style-name="T184">on the firewall; </text:span>the ruleset diverts <text:span text:style-name="T184">the</text:span> packet to a program that does <text:span text:style-name="T185">further</text:span> sanity checking. This is assuming the port isn’t closed-off completely.</text:p>
      <text:p text:style-name="P92"/>
      <text:p text:style-name="P92"/>
      <text:p text:style-name="P113">The Eyes Have It</text:p>
      <text:p text:style-name="P89"/>
      <text:p text:style-name="P89"/>
      <text:p text:style-name="P96">Separating your systems only buys time; exploit-breeding <text:span text:style-name="T181">and automatic exploiting tools </text:span>can quickly tear down even good defenses, and sometimes we have no choice but to allow traffic across <text:span text:style-name="T181">boundaries in order to get our desired functionality</text:span>. This means that <text:span text:style-name="T181">a modern secure </text:span>network needs to interdict harmful traffic patterns <text:span text:style-name="T181">as they happen. This implies seeing what is happening, which is something sorely lacking in most small office networks. After defining a formal structure for each machines’ roles, we are now able to store a model of our network in-memory on a secured device that reads from log events in real-time and sends out control packets to shut down or open ports to various devices.</text:span></text:p>
      <text:p text:style-name="P96"/>
      <text:p text:style-name="P97">Having such a system in place means that we can program our routers to expect a certain number of packets from a given client over the next <text:span text:style-name="T182">few milliseconds. In fact, we might even be able to append cryptographically-signed nonces from each system along the chain of communication so that the destination endpoint can verify the point of origin as well as the route taken. At a greater degree of sophistication we can use such a system to specify the route that a packet must take, ensuring that the wrong signal lines aren’t used for a given purpose; the point of this exercise is to reduce exposure.</text:span></text:p>
      <text:p text:style-name="P96"/>
      <text:p text:style-name="P97"/>
      <text:p text:style-name="P44"/>
      <text:p text:style-name="P44"/>
      <text:p text:style-name="P44"/>
      <text:p text:style-name="P46"><text:span text:style-name="T131">Connect</text:span><text:span text:style-name="T132">ing</text:span><text:span text:style-name="T131"> the Dots</text:span></text:p>
      <text:p text:style-name="P67"/>
      <text:p text:style-name="P67"/>
      <text:p text:style-name="P102">Here we further elaborate upon the requirements laid out above. <text:span text:style-name="T137">The firewall is treated as our main traffic cop, and since most repurposed PC’s that become firewalls don’t use their CPU too much we can enforce extra sanity checks for traffic finally allowed to pass by the ruleset. The server that does the </text:span><text:soft-page-break/><text:span text:style-name="T137">logging should have a direct line to the firewall, as part of the firewall’s job is to send alerts and traffic statistics in real-time. This prevents the network from clogging up.</text:span></text:p>
      <text:p text:style-name="P103"/>
      <text:p text:style-name="P103"/>
      <text:p text:style-name="P103"/>
      <text:p text:style-name="P103"/>
      <text:p text:style-name="P104"/>
      <text:p text:style-name="P103"/>
      <text:p text:style-name="P103"/>
      <text:p text:style-name="P103"/>
      <text:p text:style-name="P103"/>
      <text:p text:style-name="P111">Implementation</text:p>
      <text:p text:style-name="P67"/>
      <text:p text:style-name="P67"/>
      <text:p text:style-name="P67"/>
      <text:p text:style-name="P67"/>
      <text:p text:style-name="P67"/>
      <text:p text:style-name="P67"/>
      <text:p text:style-name="P109"><text:span text:style-name="T121">At the time of this writing, FreeBSD possesses the best ZFS implementation of all the open-source operating systems. However, we will be using a stripped-down HardenedBSD with a few defaults changed as opposed to the mainline distribution, which is very slow-moving on the security front. [</text:span><text:span text:style-name="T77">CITE</text:span><text:span text:style-name="T121">] </text:span></text:p>
      <text:p text:style-name="P67"/>
      <text:p text:style-name="P67"/>
      <text:p text:style-name="P67"/>
      <text:p text:style-name="P67"/>
      <text:p text:style-name="P68"/>
      <text:p text:style-name="P67"/>
      <text:p text:style-name="P67"/>
      <text:p text:style-name="P67"/>
      <text:p text:style-name="P64">Each user within an organization running such a setup can be treated as a cell in a larger organism – <text:span text:style-name="T114">they </text:span></text:p>
      <text:p text:style-name="P66"><text:span text:style-name="T128">W</text:span>e maintain a separate system with a direct line to the logging server to analyze and display events – this allows us to keep an eye on the state of the network. It will be programmed to hold a representation of the LAN in memory and will allow us to understand what is happening at any given time. <text:span text:style-name="T126">Such a device is as important for troubleshooting as it is for security.</text:span></text:p>
      <text:p text:style-name="P65"><text:span text:style-name="T94">The above implies that as a very bare minimum of hardening, e</text:span>ach computer <text:span text:style-name="T109">(even on the inside of a firewalled network) blocks all incoming </text:span><text:span text:style-name="T4">and</text:span><text:span text:style-name="T94"> outgoing ports except for those configured to provide or consume a service and logs to network immediately upon detecting a vio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20:52:51.420127399</meta:creation-date>
    <dc:date>2018-08-17T17:19:56.583318242</dc:date>
    <meta:editing-duration>P3DT18H38M7S</meta:editing-duration>
    <meta:editing-cycles>434</meta:editing-cycles>
    <meta:generator>LibreOffice/6.0.3.2$Linux_X86_64 LibreOffice_project/00m0$Build-2</meta:generator>
    <meta:document-statistic meta:table-count="0" meta:image-count="0" meta:object-count="0" meta:page-count="10" meta:paragraph-count="91" meta:word-count="5428" meta:character-count="32923" meta:non-whitespace-character-count="27545"/>
  </office:meta>
</office:document-meta>
</file>